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Nimbus Roman1" svg:font-family="'Nimbus Roman'" style:font-pitch="variable"/>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Helvetica Neue" svg:font-family="'Helvetica Neue'" style:font-family-generic="roman" style:font-pitch="variable"/>
    <style:font-face style:name="Nimbus Roman" svg:font-family="'Nimbus Roman'"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Arial1" svg:font-family="Arial" style:font-family-generic="swiss" style:font-pitch="variable"/>
    <style:font-face style:name="AR PL UMing CN" svg:font-family="'AR PL UMing CN'"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MS Mincho" svg:font-family="'MS Mincho'"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宋体1" svg:font-family="宋体" style:font-family-generic="system" style:font-pitch="variable"/>
  </office:font-face-decls>
  <office:automatic-styles>
    <style:style style:name="Table1" style:family="table">
      <style:table-properties style:width="6.65in" fo:margin-top="0in" fo:margin-bottom="0in" table:align="center" style:writing-mode="lr-tb"/>
    </style:style>
    <style:style style:name="Table1.A" style:family="table-column">
      <style:table-column-properties style:column-width="2.2507in"/>
    </style:style>
    <style:style style:name="Table1.B" style:family="table-column">
      <style:table-column-properties style:column-width="2.309in"/>
    </style:style>
    <style:style style:name="Table1.C" style:family="table-column">
      <style:table-column-properties style:column-width="2.0903in"/>
    </style:style>
    <style:style style:name="Table1.1" style:family="table-row">
      <style:table-row-properties style:min-row-height="0.3368in" fo:keep-together="auto"/>
    </style:style>
    <style:style style:name="Table1.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2" style:family="table-row">
      <style:table-row-properties style:min-row-height="0.2493in" fo:keep-together="auto"/>
    </style:style>
    <style:style style:name="Table1.3" style:family="table-row">
      <style:table-row-properties fo:keep-together="always"/>
    </style:style>
    <style:style style:name="Table1.4" style:family="table-row">
      <style:table-row-properties style:min-row-height="0.2229in" fo:keep-together="auto"/>
    </style:style>
    <style:style style:name="Table1.5" style:family="table-row">
      <style:table-row-properties fo:keep-together="auto"/>
    </style:style>
    <style:style style:name="Table1.6" style:family="table-row">
      <style:table-row-properties fo:keep-together="auto"/>
    </style:style>
    <style:style style:name="Table1.C6" style:family="table-cell">
      <style:table-cell-properties fo:background-color="transparent" fo:padding-left="0.075in" fo:padding-right="0.075in" fo:padding-top="0in" fo:padding-bottom="0in" fo:border="0.5pt solid #000000">
        <style:background-image/>
      </style:table-cell-properties>
    </style:style>
    <style:style style:name="Table1.7" style:family="table-row">
      <style:table-row-properties fo:keep-together="auto"/>
    </style:style>
    <style:style style:name="Table1.A7" style:family="table-cell">
      <style:table-cell-properties style:vertical-align="middle"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C7"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8" style:family="table-row">
      <style:table-row-properties fo:keep-together="auto"/>
    </style:style>
    <style:style style:name="Table1.C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9" style:family="table-row">
      <style:table-row-properties fo:keep-together="auto"/>
    </style:style>
    <style:style style:name="Table1.C9"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 style:family="table">
      <style:table-properties style:width="6in" fo:break-before="auto" fo:break-after="auto" table:align="margins" fo:background-color="transparent" style:writing-mode="lr-tb">
        <style:background-image/>
      </style:table-properties>
    </style:style>
    <style:style style:name="Table2.A" style:family="table-column">
      <style:table-column-properties style:column-width="2.3076in" style:rel-column-width="25205*"/>
    </style:style>
    <style:style style:name="Table2.B" style:family="table-column">
      <style:table-column-properties style:column-width="0.2833in" style:rel-column-width="3094*"/>
    </style:style>
    <style:style style:name="Table2.C" style:family="table-column">
      <style:table-column-properties style:column-width="0.3493in" style:rel-column-width="3815*"/>
    </style:style>
    <style:style style:name="Table2.D" style:family="table-column">
      <style:table-column-properties style:column-width="0.3528in" style:rel-column-width="3853*"/>
    </style:style>
    <style:style style:name="Table2.G" style:family="table-column">
      <style:table-column-properties style:column-width="0.2938in" style:rel-column-width="3208*"/>
    </style:style>
    <style:style style:name="Table2.H" style:family="table-column">
      <style:table-column-properties style:column-width="0.3569in" style:rel-column-width="3898*"/>
    </style:style>
    <style:style style:name="Table2.J" style:family="table-column">
      <style:table-column-properties style:column-width="0.3486in" style:rel-column-width="3807*"/>
    </style:style>
    <style:style style:name="Table2.K" style:family="table-column">
      <style:table-column-properties style:column-width="0.3542in" style:rel-column-width="3868*"/>
    </style:style>
    <style:style style:name="Table2.L" style:family="table-column">
      <style:table-column-properties style:column-width="0.3549in" style:rel-column-width="3873*"/>
    </style:style>
    <style:style style:name="Table2.1" style:family="table-row">
      <style:table-row-properties fo:background-color="#e6e6fa">
        <style:background-image/>
      </style:table-row-properties>
    </style:style>
    <style:style style:name="Table2.A1" style:family="table-cell">
      <style:table-cell-properties fo:background-color="#dcdcdc" fo:padding="0.0382in" fo:border-left="0.05pt solid #000000" fo:border-right="none" fo:border-top="0.05pt solid #000000" fo:border-bottom="0.05pt solid #000000">
        <style:background-image/>
      </style:table-cell-properties>
    </style:style>
    <style:style style:name="Table2.L1" style:family="table-cell">
      <style:table-cell-properties fo:background-color="#dcdcdc" fo:padding="0.0382in" fo:border="0.05pt solid #000000">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ffffff" fo:padding="0.0382in" fo:border-left="0.05pt solid #000000" fo:border-right="none" fo:border-top="none" fo:border-bottom="0.05pt solid #000000">
        <style:background-image/>
      </style:table-cell-properties>
    </style:style>
    <style:style style:name="Table2.B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2.L2"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style:tab-stops>
          <style:tab-stop style:position="3.25in" style:type="center"/>
          <style:tab-stop style:position="6.5in" style:type="right"/>
          <style:tab-stop style:position="9in" style:type="right"/>
        </style:tab-stops>
      </style:paragraph-properties>
    </style:style>
    <style:style style:name="P2" style:family="paragraph" style:parent-style-name="Footer">
      <style:paragraph-properties>
        <style:tab-stops>
          <style:tab-stop style:position="3.25in" style:type="center"/>
          <style:tab-stop style:position="6.5in" style:type="right"/>
          <style:tab-stop style:position="9in" style:type="right"/>
        </style:tab-stops>
      </style:paragraph-properties>
    </style:style>
    <style:style style:name="P3" style:family="paragraph" style:parent-style-name="Standard">
      <style:paragraph-properties fo:text-align="start" style:justify-single-word="false"/>
    </style:style>
    <style:style style:name="P4" style:family="paragraph" style:parent-style-name="Standard">
      <style:text-properties style:language-asian="zh" style:country-asian="CN"/>
    </style:style>
    <style:style style:name="P5" style:family="paragraph" style:parent-style-name="Standard">
      <style:text-properties officeooo:paragraph-rsid="001d8d47"/>
    </style:style>
    <style:style style:name="P6" style:family="paragraph" style:parent-style-name="Standard">
      <style:text-properties officeooo:paragraph-rsid="001f1d0b"/>
    </style:style>
    <style:style style:name="P7" style:family="paragraph" style:parent-style-name="Standard">
      <style:text-properties officeooo:paragraph-rsid="001f1d0b" fo:background-color="transparent"/>
    </style:style>
    <style:style style:name="P8" style:family="paragraph" style:parent-style-name="Standard">
      <style:text-properties fo:font-size="12pt" fo:font-weight="normal" officeooo:rsid="001de6df" officeooo:paragraph-rsid="00208f10" style:font-size-asian="12pt" style:font-weight-asian="normal" style:font-weight-complex="normal"/>
    </style:style>
    <style:style style:name="P9" style:family="paragraph" style:parent-style-name="Standard">
      <style:text-properties fo:font-size="12pt" fo:font-weight="normal" officeooo:rsid="001c3e0d" officeooo:paragraph-rsid="00208f10" style:font-size-asian="12pt" style:font-weight-asian="normal" style:font-weight-complex="normal"/>
    </style:style>
    <style:style style:name="P10" style:family="paragraph" style:parent-style-name="Standard">
      <style:text-properties style:font-name="Nimbus Roman1" fo:font-size="13pt" fo:font-weight="normal" officeooo:rsid="001c180d" officeooo:paragraph-rsid="00208f10" style:font-size-asian="13pt" style:font-weight-asian="normal" style:font-size-complex="13pt" style:font-weight-complex="normal"/>
    </style:style>
    <style:style style:name="P11" style:family="paragraph" style:parent-style-name="Standard">
      <style:text-properties style:font-name="Nimbus Roman1" fo:font-size="13pt" fo:font-weight="normal" officeooo:rsid="001c180d" officeooo:paragraph-rsid="003695c9" style:font-size-asian="13pt" style:font-weight-asian="normal" style:font-size-complex="13pt" style:font-weight-complex="normal"/>
    </style:style>
    <style:style style:name="P12" style:family="paragraph" style:parent-style-name="Standard">
      <style:text-properties style:font-name="Nimbus Roman1" fo:font-size="13pt" fo:font-weight="normal" officeooo:rsid="001c3e0d" officeooo:paragraph-rsid="00208f10" style:font-size-asian="13pt" style:font-weight-asian="normal" style:font-size-complex="13pt" style:font-weight-complex="normal"/>
    </style:style>
    <style:style style:name="P13" style:family="paragraph" style:parent-style-name="Standard">
      <style:text-properties style:font-name="Nimbus Roman1" fo:font-size="13pt" fo:font-weight="normal" officeooo:rsid="001a5bc6" officeooo:paragraph-rsid="0028d6f9" style:font-size-asian="13pt" style:font-weight-asian="normal" style:font-size-complex="13pt" style:font-weight-complex="normal"/>
    </style:style>
    <style:style style:name="P14" style:family="paragraph" style:parent-style-name="Standard">
      <style:text-properties style:font-name="Nimbus Roman1" fo:font-size="11pt" officeooo:rsid="00040587" officeooo:paragraph-rsid="00243d1f" style:font-size-asian="11pt" style:font-size-complex="11pt"/>
    </style:style>
    <style:style style:name="P15" style:family="paragraph" style:parent-style-name="Standard">
      <style:text-properties style:font-name="Nimbus Roman1" fo:font-size="11pt" officeooo:rsid="0004080c" officeooo:paragraph-rsid="00243d1f" style:font-size-asian="11pt" style:font-size-complex="11pt"/>
    </style:style>
    <style:style style:name="P16" style:family="paragraph" style:parent-style-name="Standard">
      <style:text-properties style:font-name="Nimbus Roman1" fo:font-size="11pt" officeooo:paragraph-rsid="00243d1f" style:font-size-asian="11pt" style:font-size-complex="11pt"/>
    </style:style>
    <style:style style:name="P17" style:family="paragraph" style:parent-style-name="Standard">
      <style:text-properties style:font-name="Nimbus Roman1" fo:font-size="11pt" officeooo:rsid="0004080c" officeooo:paragraph-rsid="00243d1f" style:font-name-asian="Times New Roman1" style:font-size-asian="11pt" style:font-size-complex="11pt"/>
    </style:style>
    <style:style style:name="P18" style:family="paragraph" style:parent-style-name="Standard">
      <style:text-properties officeooo:paragraph-rsid="0021c91f"/>
    </style:style>
    <style:style style:name="P19" style:family="paragraph" style:parent-style-name="Standard">
      <style:text-properties officeooo:rsid="0021c91f" officeooo:paragraph-rsid="0021c91f"/>
    </style:style>
    <style:style style:name="P20" style:family="paragraph" style:parent-style-name="Standard">
      <style:text-properties officeooo:rsid="0004080c" officeooo:paragraph-rsid="00243d1f"/>
    </style:style>
    <style:style style:name="P21" style:family="paragraph" style:parent-style-name="Standard">
      <style:text-properties officeooo:paragraph-rsid="00243d1f"/>
    </style:style>
    <style:style style:name="P22" style:family="paragraph" style:parent-style-name="Standard">
      <style:text-properties fo:color="#000000" style:font-name="Nimbus Roman1" fo:font-size="11pt" fo:language="en" fo:country="US" officeooo:rsid="0004080c" officeooo:paragraph-rsid="00243d1f" style:font-name-asian="Calibri1" style:font-size-asian="11pt" style:font-size-complex="11pt"/>
    </style:style>
    <style:style style:name="P23" style:family="paragraph" style:parent-style-name="Standard">
      <style:text-properties fo:color="#000000" officeooo:paragraph-rsid="002b5e96" fo:background-color="#ffffff"/>
    </style:style>
    <style:style style:name="P24" style:family="paragraph" style:parent-style-name="Standard">
      <style:text-properties officeooo:paragraph-rsid="0028d6f9"/>
    </style:style>
    <style:style style:name="P25" style:family="paragraph" style:parent-style-name="Standard">
      <style:text-properties officeooo:paragraph-rsid="002b5e96"/>
    </style:style>
    <style:style style:name="P26" style:family="paragraph" style:parent-style-name="Standard">
      <style:text-properties fo:font-size="11pt" style:font-size-asian="11pt" style:font-size-complex="11pt"/>
    </style:style>
    <style:style style:name="P27" style:family="paragraph" style:parent-style-name="Standard">
      <style:text-properties officeooo:paragraph-rsid="003695c9"/>
    </style:style>
    <style:style style:name="P28" style:family="paragraph" style:parent-style-name="Standard">
      <style:text-properties officeooo:rsid="000a9ff2" officeooo:paragraph-rsid="0047dde1"/>
    </style:style>
    <style:style style:name="P29" style:family="paragraph" style:parent-style-name="Standard">
      <style:text-properties officeooo:paragraph-rsid="0047dde1"/>
    </style:style>
    <style:style style:name="P30" style:family="paragraph" style:parent-style-name="Standard">
      <style:text-properties officeooo:rsid="0047dde1" officeooo:paragraph-rsid="0047dde1"/>
    </style:style>
    <style:style style:name="P31" style:family="paragraph" style:parent-style-name="Body">
      <style:text-properties style:font-name="Times New Roman" style:font-name-asian="宋体1" style:font-name-complex="Times New Roman1"/>
    </style:style>
    <style:style style:name="P32" style:family="paragraph" style:parent-style-name="Body">
      <style:paragraph-properties fo:break-before="page"/>
    </style:style>
    <style:style style:name="P33" style:family="paragraph" style:parent-style-name="Frame_20_contents">
      <style:text-properties style:use-window-font-color="true"/>
    </style:style>
    <style:style style:name="P34" style:family="paragraph" style:parent-style-name="table_20_of_20_figures">
      <style:paragraph-properties>
        <style:tab-stops>
          <style:tab-stop style:position="5.4929in" style:type="right" style:leader-style="dotted" style:leader-text="."/>
        </style:tab-stops>
      </style:paragraph-properties>
      <style:text-properties text:display="true"/>
    </style:style>
    <style:style style:name="P35" style:family="paragraph" style:parent-style-name="T2">
      <style:paragraph-properties fo:margin-left="0.5in" fo:margin-right="0.5in" fo:margin-top="0in" fo:margin-bottom="0.1665in" loext:contextual-spacing="false" fo:text-indent="0in" style:auto-text-indent="false"/>
    </style:style>
    <style:style style:name="P36" style:family="paragraph" style:parent-style-name="T2">
      <style:paragraph-properties fo:margin-left="0in" fo:margin-right="0.5in" fo:margin-top="0in" fo:margin-bottom="0.1665in" loext:contextual-spacing="false" fo:text-indent="0in" style:auto-text-indent="false"/>
    </style:style>
    <style:style style:name="P37" style:family="paragraph" style:parent-style-name="T2">
      <style:paragraph-properties fo:margin-left="0in" fo:margin-right="0in" fo:margin-top="0in" fo:margin-bottom="0in" loext:contextual-spacing="false" fo:text-align="start" style:justify-single-word="false" fo:text-indent="0in" style:auto-text-indent="false"/>
      <style:text-properties fo:font-size="9pt" fo:language="en" fo:country="US" fo:font-weight="normal" officeooo:rsid="0021c91f" officeooo:paragraph-rsid="0021c91f" style:font-size-asian="9pt" style:language-asian="ja" style:country-asian="JP" style:font-weight-asian="normal"/>
    </style:style>
    <style:style style:name="P38" style:family="paragraph" style:parent-style-name="T2">
      <style:paragraph-properties fo:margin-left="0in" fo:margin-right="0in" fo:margin-top="0in" fo:margin-bottom="0in" loext:contextual-spacing="false" fo:text-align="start" style:justify-single-word="false" fo:text-indent="0in" style:auto-text-indent="false"/>
      <style:text-properties fo:font-size="9pt" fo:language="en" fo:country="US" fo:font-weight="normal" officeooo:rsid="002501f5" officeooo:paragraph-rsid="002501f5" style:font-size-asian="9pt" style:language-asian="ja" style:country-asian="JP" style:font-weight-asian="normal"/>
    </style:style>
    <style:style style:name="P39" style:family="paragraph" style:parent-style-name="T2">
      <style:paragraph-properties fo:margin-left="0in" fo:margin-right="0in" fo:margin-top="0in" fo:margin-bottom="0in" loext:contextual-spacing="false" fo:text-align="start" style:justify-single-word="false" fo:text-indent="0in" style:auto-text-indent="false"/>
      <style:text-properties fo:font-size="9pt" fo:language="en" fo:country="US" fo:font-weight="normal" officeooo:rsid="003f8ef1" officeooo:paragraph-rsid="003f8ef1" style:font-size-asian="9pt" style:language-asian="ja" style:country-asian="JP" style:font-weight-asian="normal"/>
    </style:style>
    <style:style style:name="P40" style:family="paragraph" style:parent-style-name="T2">
      <style:paragraph-properties fo:margin-left="0in" fo:margin-right="0in" fo:margin-top="0in" fo:margin-bottom="0in" loext:contextual-spacing="false" fo:text-align="start" style:justify-single-word="false" fo:text-indent="0in" style:auto-text-indent="false"/>
      <style:text-properties fo:font-size="9pt" fo:language="en" fo:country="US" fo:font-weight="normal" officeooo:rsid="0047dde1" officeooo:paragraph-rsid="0047dde1" style:font-size-asian="9pt" style:language-asian="ja" style:country-asian="JP" style:font-weight-asian="normal"/>
    </style:style>
    <style:style style:name="P41" style:family="paragraph" style:parent-style-name="T2">
      <style:paragraph-properties fo:margin-left="0in" fo:margin-right="0in" fo:margin-top="0in" fo:margin-bottom="0in" loext:contextual-spacing="false" fo:text-indent="0in" style:auto-text-indent="false"/>
      <style:text-properties fo:font-size="9pt" fo:font-weight="normal" style:font-size-asian="9pt" style:font-weight-asian="normal" style:font-size-complex="12pt"/>
    </style:style>
    <style:style style:name="P42" style:family="paragraph" style:parent-style-name="T2">
      <style:paragraph-properties fo:margin-left="0in" fo:margin-right="0in" fo:margin-top="0in" fo:margin-bottom="0in" loext:contextual-spacing="false" fo:text-align="start" style:justify-single-word="false" fo:text-indent="0in" style:auto-text-indent="false"/>
      <style:text-properties fo:font-size="9pt" fo:font-weight="normal" officeooo:rsid="0021c91f" officeooo:paragraph-rsid="0021c91f" style:font-size-asian="9pt" style:font-weight-asian="normal" style:font-size-complex="12pt"/>
    </style:style>
    <style:style style:name="P43" style:family="paragraph" style:parent-style-name="T2">
      <style:paragraph-properties fo:margin-left="0in" fo:margin-right="0in" fo:margin-top="0in" fo:margin-bottom="0in" loext:contextual-spacing="false" fo:text-align="start" style:justify-single-word="false" fo:text-indent="0in" style:auto-text-indent="false"/>
      <style:text-properties fo:font-size="9pt" fo:font-weight="normal" officeooo:rsid="002501f5" officeooo:paragraph-rsid="002501f5" style:font-size-asian="9pt" style:font-weight-asian="normal" style:font-size-complex="12pt"/>
    </style:style>
    <style:style style:name="P44" style:family="paragraph" style:parent-style-name="T2">
      <style:paragraph-properties fo:margin-left="0in" fo:margin-right="0in" fo:margin-top="0in" fo:margin-bottom="0in" loext:contextual-spacing="false" fo:text-align="start" style:justify-single-word="false" fo:text-indent="0in" style:auto-text-indent="false"/>
      <style:text-properties fo:font-size="9pt" fo:font-weight="normal" style:font-size-asian="9pt" style:font-weight-asian="normal" style:font-size-complex="12pt"/>
    </style:style>
    <style:style style:name="P45" style:family="paragraph" style:parent-style-name="T2">
      <style:paragraph-properties fo:margin-left="0in" fo:margin-right="0in" fo:margin-top="0in" fo:margin-bottom="0in" loext:contextual-spacing="false" fo:text-align="start" style:justify-single-word="false" fo:text-indent="0in" style:auto-text-indent="false"/>
      <style:text-properties fo:font-size="9pt" fo:font-weight="normal" style:font-size-asian="9pt" style:language-asian="ja" style:country-asian="JP" style:font-weight-asian="normal"/>
    </style:style>
    <style:style style:name="P46" style:family="paragraph" style:parent-style-name="T2">
      <style:paragraph-properties fo:margin-left="0in" fo:margin-right="0in" fo:margin-top="0in" fo:margin-bottom="0in" loext:contextual-spacing="false" fo:text-indent="0in" style:auto-text-indent="false"/>
      <style:text-properties fo:font-size="8pt" fo:font-weight="normal" officeooo:paragraph-rsid="0021c91f" style:font-size-asian="8pt" style:language-asian="zh" style:country-asian="CN" style:font-weight-asian="normal" style:font-size-complex="12pt"/>
    </style:style>
    <style:style style:name="P47" style:family="paragraph" style:parent-style-name="T2">
      <style:paragraph-properties fo:margin-left="0in" fo:margin-right="0in" fo:margin-top="0in" fo:margin-bottom="0in" loext:contextual-spacing="false" fo:text-indent="0in" style:auto-text-indent="false"/>
      <style:text-properties fo:font-size="8pt" fo:font-weight="normal" officeooo:paragraph-rsid="002501f5" style:font-size-asian="8pt" style:language-asian="zh" style:country-asian="CN" style:font-weight-asian="normal" style:font-size-complex="12pt"/>
    </style:style>
    <style:style style:name="P48" style:family="paragraph" style:parent-style-name="T2">
      <style:paragraph-properties fo:margin-left="0in" fo:margin-right="0in" fo:margin-top="0in" fo:margin-bottom="0in" loext:contextual-spacing="false" fo:text-indent="0in" style:auto-text-indent="false"/>
      <style:text-properties fo:font-size="8pt" fo:font-weight="normal" officeooo:paragraph-rsid="00407a02" style:font-size-asian="8pt" style:font-weight-asian="normal"/>
    </style:style>
    <style:style style:name="P49" style:family="paragraph" style:parent-style-name="T2">
      <style:paragraph-properties fo:margin-left="0in" fo:margin-right="0in" fo:margin-top="0in" fo:margin-bottom="0in" loext:contextual-spacing="false" fo:text-align="start" style:justify-single-word="false" fo:text-indent="0in" style:auto-text-indent="false"/>
      <style:text-properties fo:font-size="10pt" style:font-size-asian="10pt"/>
    </style:style>
    <style:style style:name="P50" style:family="paragraph" style:parent-style-name="T2">
      <style:paragraph-properties fo:margin-left="0in" fo:margin-right="0in" fo:margin-top="0in" fo:margin-bottom="0in" loext:contextual-spacing="false" fo:text-align="start" style:justify-single-word="false" fo:text-indent="0in" style:auto-text-indent="false"/>
      <style:text-properties fo:font-size="10pt" fo:font-weight="normal" officeooo:paragraph-rsid="00407a02" style:font-size-asian="10pt" style:font-weight-asian="normal"/>
    </style:style>
    <style:style style:name="P51" style:family="paragraph" style:parent-style-name="T2">
      <style:paragraph-properties fo:margin-left="0in" fo:margin-right="0in" fo:margin-top="0in" fo:margin-bottom="0in" loext:contextual-spacing="false" fo:text-align="start" style:justify-single-word="false" fo:text-indent="0in" style:auto-text-indent="false"/>
      <style:text-properties fo:font-size="10pt" fo:font-weight="normal" officeooo:rsid="0047dde1" officeooo:paragraph-rsid="0047dde1" style:font-size-asian="10pt" style:font-weight-asian="normal"/>
    </style:style>
    <style:style style:name="P52" style:family="paragraph" style:parent-style-name="Table_20_Contents">
      <style:paragraph-properties fo:text-align="start" style:justify-single-word="false"/>
      <style:text-properties officeooo:rsid="001fd96f" officeooo:paragraph-rsid="00208f10"/>
    </style:style>
    <style:style style:name="P53" style:family="paragraph" style:parent-style-name="Table_20_Contents">
      <style:text-properties officeooo:rsid="001fd96f" officeooo:paragraph-rsid="00208f10"/>
    </style:style>
    <style:style style:name="P54" style:family="paragraph" style:parent-style-name="Table_20_Contents">
      <style:text-properties officeooo:rsid="001fd96f" officeooo:paragraph-rsid="002c1a20"/>
    </style:style>
    <style:style style:name="P55" style:family="paragraph" style:parent-style-name="Table_20_Contents">
      <style:text-properties officeooo:rsid="00208f10" officeooo:paragraph-rsid="00208f10"/>
    </style:style>
    <style:style style:name="P56" style:family="paragraph" style:parent-style-name="Table_20_Contents">
      <style:text-properties officeooo:rsid="0028909a" officeooo:paragraph-rsid="0028909a"/>
    </style:style>
    <style:style style:name="P57" style:family="paragraph" style:parent-style-name="Table_20_Contents">
      <style:text-properties officeooo:rsid="0028909a" officeooo:paragraph-rsid="00208f10"/>
    </style:style>
    <style:style style:name="P58" style:family="paragraph" style:parent-style-name="Table_20_Contents">
      <style:text-properties officeooo:rsid="002c1a20" officeooo:paragraph-rsid="002c1a20"/>
    </style:style>
    <style:style style:name="P59" style:family="paragraph" style:parent-style-name="Table_20_Contents">
      <style:text-properties fo:color="#ffff00" fo:background-color="transparent"/>
    </style:style>
    <style:style style:name="P60" style:family="paragraph" style:parent-style-name="Table_20_Contents">
      <style:paragraph-properties fo:text-align="center" style:justify-single-word="false"/>
      <style:text-properties fo:color="#000000" officeooo:rsid="00332c84" officeooo:paragraph-rsid="00332c84" fo:background-color="#fff5ed"/>
    </style:style>
    <style:style style:name="P61" style:family="paragraph" style:parent-style-name="Table_20_Contents">
      <style:paragraph-properties fo:text-align="center" style:justify-single-word="false"/>
      <style:text-properties fo:color="#000000" officeooo:rsid="0047dde1" officeooo:paragraph-rsid="0047dde1" fo:background-color="#fff5ed"/>
    </style:style>
    <style:style style:name="P62" style:family="paragraph" style:parent-style-name="Table_20_Contents">
      <style:text-properties fo:color="#000000" officeooo:rsid="0047dde1" officeooo:paragraph-rsid="0047dde1" fo:background-color="transparent"/>
    </style:style>
    <style:style style:name="P63" style:family="paragraph" style:parent-style-name="Table_20_Contents">
      <style:text-properties officeooo:rsid="0047dde1" officeooo:paragraph-rsid="0047dde1"/>
    </style:style>
    <style:style style:name="P64" style:family="paragraph" style:parent-style-name="T1">
      <style:paragraph-properties fo:margin-top="0in" fo:margin-bottom="0.0835in" loext:contextual-spacing="false"/>
      <style:text-properties style:use-window-font-color="true"/>
    </style:style>
    <style:style style:name="P65" style:family="paragraph" style:parent-style-name="Standard_20__28_user_29_">
      <style:paragraph-properties fo:margin-left="0in" fo:margin-right="-0.5in" fo:text-indent="0in" style:auto-text-indent="false"/>
    </style:style>
    <style:style style:name="P66" style:family="paragraph" style:parent-style-name="Standard_20__28_user_29_">
      <style:paragraph-properties fo:margin-left="0in" fo:margin-right="-0.5in" fo:text-indent="0in" style:auto-text-indent="false"/>
      <style:text-properties style:text-line-through-style="solid" style:text-line-through-type="single" fo:font-weight="bold" style:font-weight-asian="bold"/>
    </style:style>
    <style:style style:name="P67" style:family="paragraph" style:parent-style-name="Standard" style:master-page-name="">
      <style:paragraph-properties style:page-number="auto"/>
      <style:text-properties style:font-name="Nimbus Roman1" fo:font-size="13pt" fo:font-weight="normal" officeooo:rsid="001c180d" officeooo:paragraph-rsid="00357675" style:font-size-asian="13pt" style:font-weight-asian="normal" style:font-size-complex="13pt" style:font-weight-complex="normal"/>
    </style:style>
    <style:style style:name="P68" style:family="paragraph" style:parent-style-name="Standard_20__28_user_29_">
      <style:text-properties officeooo:paragraph-rsid="0021c91f"/>
    </style:style>
    <style:style style:name="P69" style:family="paragraph" style:parent-style-name="Standard_20__28_user_29_">
      <style:text-properties officeooo:paragraph-rsid="0047dde1"/>
    </style:style>
    <style:style style:name="P70" style:family="paragraph" style:parent-style-name="T1" style:master-page-name="Standard">
      <style:paragraph-properties fo:margin-top="0in" fo:margin-bottom="0.1665in" loext:contextual-spacing="false" style:page-number="auto" fo:padding="0in" fo:border-left="none" fo:border-right="none" fo:border-top="none" fo:border-bottom="0.74pt solid #000000" style:vertical-align="top"/>
    </style:style>
    <style:style style:name="P71" style:family="paragraph" style:parent-style-name="Contents_20_1">
      <style:paragraph-properties>
        <style:tab-stops>
          <style:tab-stop style:position="6in" style:type="right" style:leader-style="dotted" style:leader-text="."/>
        </style:tab-stops>
      </style:paragraph-properties>
    </style:style>
    <style:style style:name="P72" style:family="paragraph" style:parent-style-name="Contents_20_2">
      <style:paragraph-properties>
        <style:tab-stops>
          <style:tab-stop style:position="6in" style:type="right" style:leader-style="dotted" style:leader-text="."/>
        </style:tab-stops>
      </style:paragraph-properties>
    </style:style>
    <style:style style:name="P73" style:family="paragraph" style:parent-style-name="Heading_20_2" style:list-style-name="WWNum2"/>
    <style:style style:name="P74" style:family="paragraph" style:parent-style-name="Heading_20_2" style:list-style-name="WWNum2">
      <style:text-properties officeooo:paragraph-rsid="002b5e96"/>
    </style:style>
    <style:style style:name="P75" style:family="paragraph" style:parent-style-name="Heading_20_2" style:list-style-name="WWNum2">
      <style:text-properties officeooo:rsid="0047dde1" officeooo:paragraph-rsid="0047dde1"/>
    </style:style>
    <style:style style:name="P76" style:family="paragraph" style:parent-style-name="Heading_20_2" style:list-style-name="WWNum2">
      <style:text-properties officeooo:rsid="004961df" officeooo:paragraph-rsid="004961df" fo:background-color="transparent"/>
    </style:style>
    <style:style style:name="P77" style:family="paragraph" style:parent-style-name="Heading_20_3" style:list-style-name="WWNum2"/>
    <style:style style:name="P78" style:family="paragraph" style:parent-style-name="Heading_20_3" style:list-style-name="WWNum2">
      <style:text-properties style:text-underline-style="solid" style:text-underline-width="auto" style:text-underline-color="font-color" fo:font-weight="bold" officeooo:paragraph-rsid="002b5e96" style:font-name-asian="Times New Roman1" style:font-weight-asian="bold" style:font-weight-complex="bold"/>
    </style:style>
    <style:style style:name="P79" style:family="paragraph" style:parent-style-name="Heading_20_3" style:list-style-name="WWNum2">
      <style:text-properties style:text-underline-style="solid" style:text-underline-width="auto" style:text-underline-color="font-color" fo:font-weight="normal" officeooo:paragraph-rsid="002b5e96" style:font-name-asian="Times New Roman1" style:font-weight-asian="normal" style:font-weight-complex="bold"/>
    </style:style>
    <style:style style:name="P80" style:family="paragraph" style:parent-style-name="Standard">
      <style:text-properties fo:font-size="13pt" fo:font-weight="normal" officeooo:rsid="000a9ff2" officeooo:paragraph-rsid="0047dde1" style:font-size-asian="11.3500003814697pt" style:font-weight-asian="normal" style:font-size-complex="13pt" style:font-weight-complex="normal"/>
    </style:style>
    <style:style style:name="P81" style:family="paragraph" style:parent-style-name="Standard">
      <style:text-properties style:font-name="Nimbus Roman1" fo:font-size="13pt" fo:font-weight="normal" officeooo:rsid="001a5bc6" officeooo:paragraph-rsid="0028d6f9" style:font-size-asian="13pt" style:font-weight-asian="normal" style:font-size-complex="13pt" style:font-weight-complex="normal"/>
    </style:style>
    <style:style style:name="P82" style:family="paragraph" style:parent-style-name="Heading_20_1" style:list-style-name="WWNum2"/>
    <style:style style:name="P83" style:family="paragraph" style:parent-style-name="Heading_20_1" style:list-style-name="WWNum2">
      <style:text-properties officeooo:rsid="00233ca6" style:font-name-asian="Times New Roman1"/>
    </style:style>
    <style:style style:name="P84" style:family="paragraph" style:parent-style-name="Heading_20_1" style:list-style-name="WWNum2">
      <style:text-properties officeooo:rsid="0034418a" officeooo:paragraph-rsid="0034418a"/>
    </style:style>
    <style:style style:name="P85" style:family="paragraph" style:parent-style-name="Heading_20_1" style:list-style-name="WWNum2">
      <style:text-properties officeooo:rsid="00208f10" officeooo:paragraph-rsid="00208f10"/>
    </style:style>
    <style:style style:name="P86" style:family="paragraph" style:parent-style-name="Heading_20_1" style:list-style-name="">
      <style:paragraph-properties fo:margin-left="0.55in" fo:margin-right="0in" fo:text-align="start" style:justify-single-word="false" fo:text-indent="0in" style:auto-text-indent="false" fo:break-before="page"/>
      <style:text-properties style:font-name-asian="Times New Roman1"/>
    </style:style>
    <style:style style:name="P87" style:family="paragraph" style:parent-style-name="Contents_20_3">
      <style:paragraph-properties>
        <style:tab-stops>
          <style:tab-stop style:position="6in" style:type="right" style:leader-style="dotted" style:leader-text="."/>
        </style:tab-stops>
      </style:paragraph-properties>
    </style:style>
    <style:style style:name="P88" style:family="paragraph" style:parent-style-name="Frame_20_contents">
      <style:text-properties style:use-window-font-color="true" officeooo:rsid="002d389d" officeooo:paragraph-rsid="002d389d" fo:background-color="transparent"/>
    </style:style>
    <style:style style:name="P89" style:family="paragraph" style:parent-style-name="Frame_20_contents">
      <style:text-properties style:use-window-font-color="true" officeooo:rsid="00300bdd" officeooo:paragraph-rsid="00300bdd" fo:background-color="transparent"/>
    </style:style>
    <style:style style:name="P90" style:family="paragraph" style:parent-style-name="Frame_20_contents">
      <style:text-properties style:use-window-font-color="true" officeooo:rsid="003ca246" officeooo:paragraph-rsid="003ca246" fo:background-color="transparent"/>
    </style:style>
    <style:style style:name="P91" style:family="paragraph" style:parent-style-name="Frame_20_contents">
      <style:text-properties style:use-window-font-color="true" officeooo:rsid="00407a02" officeooo:paragraph-rsid="00407a02" fo:background-color="transparent"/>
    </style:style>
    <style:style style:name="P92" style:family="paragraph" style:parent-style-name="Frame_20_contents">
      <style:text-properties style:use-window-font-color="true" fo:background-color="transparent"/>
    </style:style>
    <style:style style:name="P93" style:family="paragraph" style:parent-style-name="Frame_20_contents">
      <style:text-properties officeooo:rsid="004a42cd" officeooo:paragraph-rsid="004a42cd" fo:background-color="transparent"/>
    </style:style>
    <style:style style:name="P94" style:family="paragraph" style:parent-style-name="Frame_20_contents">
      <style:text-properties officeooo:paragraph-rsid="003ca246" fo:background-color="transparent"/>
    </style:style>
    <style:style style:name="P95" style:family="paragraph" style:parent-style-name="Frame_20_contents">
      <style:text-properties officeooo:paragraph-rsid="00407a02" fo:background-color="transparent"/>
    </style:style>
    <style:style style:name="P96" style:family="paragraph" style:parent-style-name="Frame_20_contents">
      <style:text-properties officeooo:paragraph-rsid="0047dde1" fo:background-color="transparent"/>
    </style:style>
    <style:style style:name="P97" style:family="paragraph">
      <loext:graphic-properties draw:fill="solid" draw:fill-color="#ffffff"/>
      <style:paragraph-properties fo:text-align="start"/>
      <style:text-properties fo:color="#000000" fo:font-size="18pt"/>
    </style:style>
    <style:style style:name="T1" style:family="text">
      <style:text-properties style:language-asian="zh" style:country-asian="CN"/>
    </style:style>
    <style:style style:name="T2" style:family="text">
      <style:text-properties officeooo:rsid="003ca246" style:language-asian="zh" style:country-asian="CN"/>
    </style:style>
    <style:style style:name="T3" style:family="text">
      <style:text-properties officeooo:rsid="0022cd7b"/>
    </style:style>
    <style:style style:name="T4" style:family="text">
      <style:text-properties style:language-asian="ja" style:country-asian="JP"/>
    </style:style>
    <style:style style:name="T5" style:family="text">
      <style:text-properties style:font-name-asian="宋体1" style:language-asian="zh" style:country-asian="CN"/>
    </style:style>
    <style:style style:name="T6" style:family="text">
      <style:text-properties fo:font-size="10pt" style:font-size-asian="10pt"/>
    </style:style>
    <style:style style:name="T7" style:family="text">
      <style:text-properties fo:font-size="10pt" fo:font-weight="normal" style:font-size-asian="10pt" style:font-weight-asian="normal"/>
    </style:style>
    <style:style style:name="T8" style:family="text">
      <style:text-properties fo:font-size="10pt" fo:font-weight="normal" officeooo:rsid="002d389d" style:font-size-asian="10pt" style:font-weight-asian="normal"/>
    </style:style>
    <style:style style:name="T9" style:family="text">
      <style:text-properties fo:font-size="10pt" fo:font-weight="normal" officeooo:rsid="003ca246" style:font-size-asian="10pt" style:font-weight-asian="normal"/>
    </style:style>
    <style:style style:name="T10" style:family="text">
      <style:text-properties fo:font-size="10pt" fo:font-weight="normal" officeooo:rsid="004835ca" style:font-size-asian="10pt" style:font-weight-asian="normal"/>
    </style:style>
    <style:style style:name="T11" style:family="text">
      <style:text-properties style:use-window-font-color="true"/>
    </style:style>
    <style:style style:name="T12" style:family="text">
      <style:text-properties style:use-window-font-color="true" fo:background-color="#ffff00" loext:char-shading-value="0"/>
    </style:style>
    <style:style style:name="T13" style:family="text">
      <style:text-properties style:use-window-font-color="true" officeooo:rsid="002970c2" fo:background-color="#ffff00" loext:char-shading-value="0"/>
    </style:style>
    <style:style style:name="T14" style:family="text">
      <style:text-properties style:use-window-font-color="true" officeooo:rsid="00300bdd" fo:background-color="#ffff00" loext:char-shading-value="0"/>
    </style:style>
    <style:style style:name="T15" style:family="text">
      <style:text-properties style:use-window-font-color="true" officeooo:rsid="003ca246" fo:background-color="#ffff00" loext:char-shading-value="0"/>
    </style:style>
    <style:style style:name="T16" style:family="text">
      <style:text-properties style:use-window-font-color="true" officeooo:rsid="00407a02" fo:background-color="#ffff00" loext:char-shading-value="0"/>
    </style:style>
    <style:style style:name="T17" style:family="text">
      <style:text-properties style:use-window-font-color="true" officeooo:rsid="0047dde1" fo:background-color="#ffff00" loext:char-shading-value="0"/>
    </style:style>
    <style:style style:name="T18" style:family="text">
      <style:text-properties style:use-window-font-color="true" officeooo:rsid="004a42cd" fo:background-color="#ffff00" loext:char-shading-value="0"/>
    </style:style>
    <style:style style:name="T19" style:family="text">
      <style:text-properties style:use-window-font-color="true" style:font-name="Times New Roman" fo:font-size="11pt" fo:language="en" fo:country="GB" style:letter-kerning="false" style:font-name-asian="宋体1" style:font-size-asian="11pt" style:language-asian="en" style:country-asian="US" style:font-name-complex="Times New Roman1" style:font-size-complex="10pt" style:language-complex="ar" style:country-complex="SA"/>
    </style:style>
    <style:style style:name="T20" style:family="text">
      <style:text-properties style:use-window-font-color="true" style:font-name="Arial1" fo:font-size="12pt" fo:language="en" fo:country="GB" style:text-underline-style="solid" style:text-underline-width="auto" style:text-underline-color="font-color" fo:font-weight="bold" style:letter-kerning="false" style:font-name-asian="宋体1" style:font-size-asian="12pt" style:language-asian="en" style:country-asian="US" style:font-weight-asian="bold" style:font-name-complex="Times New Roman1" style:font-size-complex="16pt" style:language-complex="ar" style:country-complex="SA" style:font-weight-complex="bold"/>
    </style:style>
    <style:style style:name="T21" style:family="text">
      <style:text-properties style:use-window-font-color="true" style:font-name="Arial1" fo:font-size="12pt" fo:language="en" fo:country="GB" style:text-underline-style="solid" style:text-underline-width="auto" style:text-underline-color="font-color" fo:font-weight="bold" officeooo:rsid="00357675" style:letter-kerning="false" style:font-name-asian="宋体1" style:font-size-asian="12pt" style:language-asian="en" style:country-asian="US" style:font-weight-asian="bold" style:font-name-complex="Times New Roman1" style:font-size-complex="16pt" style:language-complex="ar" style:country-complex="SA" style:font-weight-complex="bold"/>
    </style:style>
    <style:style style:name="T22" style:family="text">
      <style:text-properties style:use-window-font-color="true" style:font-name="Arial1" fo:font-size="12pt" fo:language="en" fo:country="GB" style:letter-kerning="false" style:font-size-asian="12pt" style:language-asian="en" style:country-asian="US" style:font-name-complex="Times New Roman1" style:font-size-complex="16pt" style:language-complex="ar" style:country-complex="SA"/>
    </style:style>
    <style:style style:name="T23" style:family="text">
      <style:text-properties style:use-window-font-color="true" style:font-name="Arial1" fo:font-size="12pt" fo:language="en" fo:country="GB" officeooo:rsid="0037d74d" style:letter-kerning="false" style:font-size-asian="12pt" style:language-asian="en" style:country-asian="US" style:font-name-complex="Times New Roman1" style:font-size-complex="16pt" style:language-complex="ar" style:country-complex="SA"/>
    </style:style>
    <style:style style:name="T24" style:family="text">
      <style:text-properties style:use-window-font-color="true" officeooo:rsid="00300bdd"/>
    </style:style>
    <style:style style:name="T25" style:family="text">
      <style:text-properties style:use-window-font-color="true" officeooo:rsid="003ca246"/>
    </style:style>
    <style:style style:name="T26" style:family="text">
      <style:text-properties style:use-window-font-color="true" officeooo:rsid="004a42cd"/>
    </style:style>
    <style:style style:name="T27" style:family="text">
      <style:text-properties style:use-window-font-color="true" officeooo:rsid="00407a02"/>
    </style:style>
    <style:style style:name="T28" style:family="text">
      <style:text-properties style:use-window-font-color="true" officeooo:rsid="0047dde1"/>
    </style:style>
    <style:style style:name="T29" style:family="text">
      <style:text-properties officeooo:rsid="001d8d47"/>
    </style:style>
    <style:style style:name="T30" style:family="text">
      <style:text-properties officeooo:rsid="001c3e0d"/>
    </style:style>
    <style:style style:name="T31" style:family="text">
      <style:text-properties fo:font-size="12pt" fo:font-weight="normal" officeooo:rsid="001de6df" style:font-size-asian="12pt" style:font-weight-asian="normal" style:font-weight-complex="normal"/>
    </style:style>
    <style:style style:name="T32" style:family="text">
      <style:text-properties fo:font-size="12pt" fo:font-weight="normal" officeooo:rsid="0021c91f" style:font-size-asian="12pt" style:font-weight-asian="normal" style:font-weight-complex="normal"/>
    </style:style>
    <style:style style:name="T33" style:family="text">
      <style:text-properties fo:font-size="12pt" fo:font-weight="normal" officeooo:rsid="003695c9" style:font-size-asian="12pt" style:font-weight-asian="normal" style:font-weight-complex="normal"/>
    </style:style>
    <style:style style:name="T34" style:family="text">
      <style:text-properties fo:font-size="12pt" fo:font-weight="normal" officeooo:rsid="0047dde1" style:font-size-asian="12pt" style:font-weight-asian="normal" style:font-weight-complex="normal"/>
    </style:style>
    <style:style style:name="T35" style:family="text">
      <style:text-properties officeooo:rsid="002335d5"/>
    </style:style>
    <style:style style:name="T36" style:family="text">
      <style:text-properties officeooo:rsid="00208f10"/>
    </style:style>
    <style:style style:name="T37" style:family="text">
      <style:text-properties officeooo:rsid="0021c91f"/>
    </style:style>
    <style:style style:name="T38" style:family="text">
      <style:text-properties style:font-name="Nimbus Roman1" fo:font-size="11pt" style:font-size-asian="11pt" style:font-size-complex="11pt"/>
    </style:style>
    <style:style style:name="T39" style:family="text">
      <style:text-properties style:font-name="Nimbus Roman1" fo:font-size="11pt" officeooo:rsid="0005b7ba" style:font-size-asian="11pt" style:font-size-complex="11pt"/>
    </style:style>
    <style:style style:name="T40" style:family="text">
      <style:text-properties style:font-name="Nimbus Roman1" fo:font-size="11pt" officeooo:rsid="00040587" style:font-size-asian="11pt" style:font-size-complex="11pt"/>
    </style:style>
    <style:style style:name="T41" style:family="text">
      <style:text-properties style:font-name="Nimbus Roman1" fo:font-size="11pt" officeooo:rsid="0019821b" style:font-size-asian="11pt" style:font-size-complex="11pt"/>
    </style:style>
    <style:style style:name="T42" style:family="text">
      <style:text-properties style:font-name="Nimbus Roman1" fo:font-size="11pt" officeooo:rsid="0004080c" style:font-size-asian="11pt" style:font-size-complex="11pt"/>
    </style:style>
    <style:style style:name="T43" style:family="text">
      <style:text-properties style:font-name="Nimbus Roman1" fo:font-size="11pt" officeooo:rsid="00080cfb" style:font-size-asian="11pt" style:font-size-complex="11pt"/>
    </style:style>
    <style:style style:name="T44" style:family="text">
      <style:text-properties style:font-name="Nimbus Roman1" fo:font-size="11pt" style:font-name-asian="Times New Roman1" style:font-size-asian="11pt" style:font-size-complex="11pt"/>
    </style:style>
    <style:style style:name="T45" style:family="text">
      <style:text-properties style:font-name="Nimbus Roman1" fo:font-size="11pt" officeooo:rsid="00066d2e" style:font-name-asian="Times New Roman1" style:font-size-asian="11pt" style:font-size-complex="11pt"/>
    </style:style>
    <style:style style:name="T46" style:family="text">
      <style:text-properties style:font-name="Nimbus Roman1" fo:font-size="11pt" officeooo:rsid="00170453" style:font-name-asian="Times New Roman1" style:font-size-asian="11pt" style:font-size-complex="11pt"/>
    </style:style>
    <style:style style:name="T47" style:family="text">
      <style:text-properties style:font-name="Nimbus Roman1" fo:font-size="11pt" officeooo:rsid="0005b7ba" style:font-name-asian="Times New Roman1" style:font-size-asian="11pt" style:font-size-complex="11pt"/>
    </style:style>
    <style:style style:name="T48" style:family="text">
      <style:text-properties style:font-name="Nimbus Roman1" fo:font-size="11pt" officeooo:rsid="000a8da8" style:font-name-asian="Times New Roman1" style:font-size-asian="11pt" style:font-size-complex="11pt"/>
    </style:style>
    <style:style style:name="T49" style:family="text">
      <style:text-properties style:font-name="Nimbus Roman1" fo:font-size="11pt" officeooo:rsid="00243d1f" style:font-name-asian="Times New Roman1" style:font-size-asian="11pt" style:font-size-complex="11pt"/>
    </style:style>
    <style:style style:name="T50" style:family="text">
      <style:text-properties style:font-name="Nimbus Roman1" fo:font-size="11pt" fo:font-weight="normal" officeooo:rsid="00040587" style:font-size-asian="11pt" style:font-weight-asian="normal" style:font-size-complex="11pt" style:font-weight-complex="normal"/>
    </style:style>
    <style:style style:name="T51" style:family="text">
      <style:text-properties style:font-name="Nimbus Roman1" fo:font-size="11pt" fo:font-weight="normal" officeooo:rsid="0004080c" style:font-size-asian="11pt" style:font-weight-asian="normal" style:font-size-complex="11pt" style:font-weight-complex="normal"/>
    </style:style>
    <style:style style:name="T52" style:family="text">
      <style:text-properties officeooo:rsid="0022c5f8"/>
    </style:style>
    <style:style style:name="T53" style:family="text">
      <style:text-properties officeooo:rsid="00080cfb"/>
    </style:style>
    <style:style style:name="T54" style:family="text">
      <style:text-properties officeooo:rsid="00243d1f"/>
    </style:style>
    <style:style style:name="T55" style:family="text">
      <style:text-properties fo:color="#000000"/>
    </style:style>
    <style:style style:name="T56" style:family="text">
      <style:text-properties fo:color="#000000" style:font-name="Nimbus Roman1" fo:font-size="11pt" fo:language="en" fo:country="US" fo:background-color="#ffffff" loext:char-shading-value="0" style:font-name-asian="Calibri1" style:font-size-asian="11pt" style:font-size-complex="11pt"/>
    </style:style>
    <style:style style:name="T57" style:family="text">
      <style:text-properties fo:color="#000000" style:font-name="Nimbus Roman1" fo:font-size="11pt" fo:language="en" fo:country="US" officeooo:rsid="00243d1f" fo:background-color="#ffffff" loext:char-shading-value="0" style:font-name-asian="Calibri1" style:font-size-asian="11pt" style:font-size-complex="11pt"/>
    </style:style>
    <style:style style:name="T58" style:family="text">
      <style:text-properties fo:color="#000000" style:font-name="Nimbus Roman1" fo:font-size="11pt" fo:language="en" fo:country="US" style:font-name-asian="Calibri1" style:font-size-asian="11pt" style:font-size-complex="11pt"/>
    </style:style>
    <style:style style:name="T59" style:family="text">
      <style:text-properties fo:color="#000000" style:font-name="Nimbus Roman1" fo:font-size="11pt" fo:language="en" fo:country="US" officeooo:rsid="00243d1f" style:font-name-asian="Calibri1" style:font-size-asian="11pt" style:font-size-complex="11pt"/>
    </style:style>
    <style:style style:name="T60" style:family="text">
      <style:text-properties fo:color="#000000" fo:background-color="#ffffff" loext:char-shading-value="0"/>
    </style:style>
    <style:style style:name="T61" style:family="text">
      <style:text-properties fo:color="#000000" officeooo:rsid="002b5e96" fo:background-color="#ffffff" loext:char-shading-value="0"/>
    </style:style>
    <style:style style:name="T62" style:family="text">
      <style:text-properties fo:color="#000000" fo:language="en" fo:country="GB"/>
    </style:style>
    <style:style style:name="T63" style:family="text">
      <style:text-properties fo:color="#000000" officeooo:rsid="002b5e96"/>
    </style:style>
    <style:style style:name="T64" style:family="text">
      <style:text-properties fo:color="#000000" style:font-name="Times New Roman" fo:font-size="11pt" fo:language="en" fo:country="GB" style:letter-kerning="false" fo:background-color="#ffffff" loext:char-shading-value="0" style:font-name-asian="宋体1" style:font-size-asian="11pt" style:language-asian="en" style:country-asian="US" style:font-name-complex="Times New Roman1" style:font-size-complex="10pt" style:language-complex="ar" style:country-complex="SA"/>
    </style:style>
    <style:style style:name="T65" style:family="text">
      <style:text-properties fo:color="#000000" style:font-name="Times New Roman" fo:font-size="11pt" fo:language="en" fo:country="GB" style:letter-kerning="false" style:font-name-asian="宋体1" style:font-size-asian="11pt" style:language-asian="en" style:country-asian="US" style:font-name-complex="Times New Roman1" style:font-size-complex="10pt" style:language-complex="ar" style:country-complex="SA"/>
    </style:style>
    <style:style style:name="T66" style:family="text">
      <style:text-properties fo:color="#000000" style:font-name="Times New Roman" fo:language="en" fo:country="GB" style:letter-kerning="false" style:font-name-asian="宋体1" style:language-asian="en" style:country-asian="US" style:font-name-complex="Times New Roman1" style:language-complex="ar" style:country-complex="SA"/>
    </style:style>
    <style:style style:name="T67" style:family="text">
      <style:text-properties fo:color="#000000" officeooo:rsid="00357675"/>
    </style:style>
    <style:style style:name="T68" style:family="text">
      <style:text-properties fo:color="#000000" officeooo:rsid="0037d74d"/>
    </style:style>
    <style:style style:name="T69" style:family="text">
      <style:text-properties officeooo:rsid="0028909a"/>
    </style:style>
    <style:style style:name="T70" style:family="text">
      <style:text-properties fo:font-weight="bold" style:font-weight-asian="bold"/>
    </style:style>
    <style:style style:name="T71" style:family="text">
      <style:text-properties officeooo:rsid="002b5e96"/>
    </style:style>
    <style:style style:name="T72" style:family="text">
      <style:text-properties officeooo:rsid="002c1a20"/>
    </style:style>
    <style:style style:name="T73" style:family="text">
      <style:text-properties fo:font-weight="normal" style:font-weight-asian="normal" style:font-weight-complex="normal"/>
    </style:style>
    <style:style style:name="T74" style:family="text">
      <style:text-properties officeooo:rsid="0034418a"/>
    </style:style>
    <style:style style:name="T75" style:family="text">
      <style:text-properties style:text-underline-style="none"/>
    </style:style>
    <style:style style:name="T76" style:family="text">
      <style:text-properties style:text-underline-style="none" fo:font-weight="bold" style:font-weight-asian="bold"/>
    </style:style>
    <style:style style:name="T77" style:family="text">
      <style:text-properties officeooo:rsid="00357675"/>
    </style:style>
    <style:style style:name="T78" style:family="text">
      <style:text-properties style:font-name="Nimbus Roman"/>
    </style:style>
    <style:style style:name="T79" style:family="text">
      <style:text-properties style:font-name="Nimbus Roman" officeooo:rsid="00357675"/>
    </style:style>
    <style:style style:name="T80" style:family="text">
      <style:text-properties style:font-name="Nimbus Roman" officeooo:rsid="003695c9"/>
    </style:style>
    <style:style style:name="T81" style:family="text">
      <style:text-properties officeooo:rsid="003695c9"/>
    </style:style>
    <style:style style:name="T82" style:family="text">
      <style:text-properties style:language-asian="en" style:country-asian="US"/>
    </style:style>
    <style:style style:name="T83" style:family="text">
      <style:text-properties officeooo:rsid="003695c9" style:language-asian="en" style:country-asian="US"/>
    </style:style>
    <style:style style:name="T84" style:family="text">
      <style:text-properties officeooo:rsid="0047dde1" style:language-asian="en" style:country-asian="US"/>
    </style:style>
    <style:style style:name="T85" style:family="text">
      <style:text-properties officeooo:rsid="0036f5ab"/>
    </style:style>
    <style:style style:name="T86" style:family="text">
      <style:text-properties officeooo:rsid="0037d74d"/>
    </style:style>
    <style:style style:name="T87" style:family="text">
      <style:text-properties officeooo:rsid="003aebed"/>
    </style:style>
    <style:style style:name="T88" style:family="text">
      <style:text-properties officeooo:rsid="003f74ea"/>
    </style:style>
    <style:style style:name="T89" style:family="text">
      <style:text-properties officeooo:rsid="00407a02"/>
    </style:style>
    <style:style style:name="T90" style:family="text">
      <style:text-properties fo:font-size="13pt" fo:font-weight="normal" style:font-size-asian="11.3500003814697pt" style:font-weight-asian="normal" style:font-size-complex="13pt" style:font-weight-complex="normal"/>
    </style:style>
    <style:style style:name="T91" style:family="text">
      <style:text-properties fo:font-size="13pt" fo:font-weight="normal" officeooo:rsid="000a9ff2" style:font-size-asian="11.3500003814697pt" style:font-weight-asian="normal" style:font-size-complex="13pt" style:font-weight-complex="normal"/>
    </style:style>
    <style:style style:name="T92" style:family="text">
      <style:text-properties fo:font-size="13pt" fo:font-weight="normal" officeooo:rsid="001098b4" style:font-size-asian="11.3500003814697pt" style:font-weight-asian="normal" style:font-size-complex="13pt" style:font-weight-complex="normal"/>
    </style:style>
    <style:style style:name="T93" style:family="text">
      <style:text-properties fo:font-size="13pt" fo:font-weight="normal" officeooo:rsid="0014e4b1" style:font-size-asian="11.3500003814697pt" style:font-weight-asian="normal" style:font-size-complex="13pt" style:font-weight-complex="normal"/>
    </style:style>
    <style:style style:name="T94" style:family="text">
      <style:text-properties fo:font-size="13pt" fo:font-weight="normal" officeooo:rsid="00110ca8" style:font-size-asian="11.3500003814697pt" style:font-weight-asian="normal" style:font-size-complex="13pt" style:font-weight-complex="normal"/>
    </style:style>
    <style:style style:name="T95" style:family="text">
      <style:text-properties fo:font-size="13pt" fo:font-weight="normal" officeooo:rsid="000d4c4e" style:font-size-asian="11.3500003814697pt" style:font-weight-asian="normal" style:font-size-complex="13pt" style:font-weight-complex="normal"/>
    </style:style>
    <style:style style:name="T96" style:family="text">
      <style:text-properties fo:font-size="13pt" fo:font-weight="normal" officeooo:rsid="0011ce6d" style:font-size-asian="11.3500003814697pt" style:font-weight-asian="normal" style:font-size-complex="13pt" style:font-weight-complex="normal"/>
    </style:style>
    <style:style style:name="T97" style:family="text">
      <style:text-properties fo:font-size="13pt" fo:font-weight="normal" officeooo:rsid="0013bd26" style:font-size-asian="11.3500003814697pt" style:font-weight-asian="normal" style:font-size-complex="13pt" style:font-weight-complex="normal"/>
    </style:style>
    <style:style style:name="T98" style:family="text">
      <style:text-properties fo:font-size="13pt" fo:font-weight="normal" officeooo:rsid="004bf9c0" style:font-size-asian="11.3500003814697pt" style:font-weight-asian="normal" style:font-size-complex="13pt" style:font-weight-complex="normal"/>
    </style:style>
    <style:style style:name="T99" style:family="text">
      <style:text-properties fo:font-size="13pt" style:font-size-asian="11.3500003814697pt" style:font-size-complex="13pt"/>
    </style:style>
    <style:style style:name="T100" style:family="text">
      <style:text-properties officeooo:rsid="0047dde1"/>
    </style:style>
    <style:style style:name="T101" style:family="text">
      <style:text-properties officeooo:rsid="004961df"/>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textarea-vertical-align="top" draw:auto-grow-height="false" fo:min-height="4.2398in" fo:min-width="5.30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IEEE P802.11<text:line-break/>Wireless LANs</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5"><text:span text:style-name="T4">IEEE 802.11 Randomized And Changing MAC Addresses Topic Interest Group</text:span><text:span text:style-name="T5"> Report</text:span></text:p>
          </table:table-cell>
          <table:covered-table-cell/>
          <table:covered-table-cell/>
        </table:table-row>
        <table:table-row table:style-name="Table1.2">
          <table:table-cell table:style-name="Table1.A1" table:number-columns-spanned="3" office:value-type="string">
            <text:p text:style-name="P36"><text:span text:style-name="T6">Date:</text:span><text:span text:style-name="T7"> <text:s text:c="2"/>2019-</text:span><text:span text:style-name="T8">1</text:span><text:span text:style-name="T9">1</text:span><text:span text:style-name="T7">-</text:span><text:span text:style-name="T9">1</text:span><text:span text:style-name="T10">4</text:span></text:p>
          </table:table-cell>
          <table:covered-table-cell/>
          <table:covered-table-cell/>
        </table:table-row>
        <table:table-row table:style-name="Table1.3">
          <table:table-cell table:style-name="Table1.A1" table:number-columns-spanned="3" office:value-type="string">
            <text:p text:style-name="P49">Author:</text:p>
          </table:table-cell>
          <table:covered-table-cell/>
          <table:covered-table-cell/>
        </table:table-row>
        <table:table-row table:style-name="Table1.4">
          <table:table-cell table:style-name="Table1.A1" office:value-type="string">
            <text:p text:style-name="P49">Name</text:p>
          </table:table-cell>
          <table:table-cell table:style-name="Table1.A1" office:value-type="string">
            <text:p text:style-name="P49">Affiliation</text:p>
          </table:table-cell>
          <table:table-cell table:style-name="Table1.A1" office:value-type="string">
            <text:p text:style-name="P49">E-mail</text:p>
          </table:table-cell>
        </table:table-row>
        <table:table-row table:style-name="Table1.5">
          <table:table-cell table:style-name="Table1.A1" office:value-type="string">
            <text:p text:style-name="P45">Amelia Andersdotter</text:p>
          </table:table-cell>
          <table:table-cell table:style-name="Table1.A1" office:value-type="string">
            <text:p text:style-name="P44">ARTICLE19</text:p>
          </table:table-cell>
          <table:table-cell table:style-name="Table1.A1" office:value-type="string">
            <text:p text:style-name="P41"><text:bookmark text:name="_Hlk534877776"/>amelia@article19.org</text:p>
          </table:table-cell>
        </table:table-row>
        <table:table-row table:style-name="Table1.6">
          <table:table-cell table:style-name="Table1.A1" office:value-type="string">
            <text:p text:style-name="P37">Mark Hamilton</text:p>
          </table:table-cell>
          <table:table-cell table:style-name="Table1.A1" office:value-type="string">
            <text:p text:style-name="P42">Ruckus/Commscope</text:p>
          </table:table-cell>
          <table:table-cell table:style-name="Table1.C6" office:value-type="string">
            <text:p text:style-name="P46">mark.ham<text:span text:style-name="T37">ilt</text:span>on2152@gmail.com</text:p>
          </table:table-cell>
        </table:table-row>
        <table:table-row table:style-name="Table1.7">
          <table:table-cell table:style-name="Table1.A7" office:value-type="string">
            <text:p text:style-name="P38">Lili Hervieu</text:p>
          </table:table-cell>
          <table:table-cell table:style-name="Table1.A7" office:value-type="string">
            <text:p text:style-name="P43">CableLabs</text:p>
          </table:table-cell>
          <table:table-cell table:style-name="Table1.C7" office:value-type="string">
            <text:p text:style-name="P47">l.hervieu@cablelabs.com</text:p>
          </table:table-cell>
        </table:table-row>
        <table:table-row table:style-name="Table1.8">
          <table:table-cell table:style-name="Table1.A7" office:value-type="string">
            <text:p text:style-name="P39">Antonio <text:span text:style-name="T89">de la Oliva</text:span></text:p>
          </table:table-cell>
          <table:table-cell table:style-name="Table1.A7" office:value-type="string">
            <text:p text:style-name="P50">InterDigital/UC3M</text:p>
          </table:table-cell>
          <table:table-cell table:style-name="Table1.C8" office:value-type="string">
            <text:p text:style-name="P48">aoliva@it.uc3m.es</text:p>
          </table:table-cell>
        </table:table-row>
        <table:table-row table:style-name="Table1.9">
          <table:table-cell table:style-name="Table1.A7" office:value-type="string">
            <text:p text:style-name="P40">Dan Harkins</text:p>
          </table:table-cell>
          <table:table-cell table:style-name="Table1.A7" office:value-type="string">
            <text:p text:style-name="P51">HPE</text:p>
          </table:table-cell>
          <table:table-cell table:style-name="Table1.C9" office:value-type="string">
            <text:p text:style-name="P48"/>
          </table:table-cell>
        </table:table-row>
      </table:table>
      <text:p text:style-name="P3"><draw:custom-shape text:anchor-type="paragraph" draw:z-index="0" draw:name="Text Box 3" draw:style-name="gr1" draw:text-style-name="P97" svg:width="5.5016in" svg:height="4.3394in" svg:x="-0.0618in" svg:y="0.3618in"><text:p text:style-name="P64">Abstract</text:p><text:p text:style-name="P33">This document contains the report for 802.11 working group RCM TIG.</text:p><text:p text:style-name="P92"/><text:p text:style-name="P88">v2: incorporates use-cases</text:p><text:p text:style-name="P88"/><text:p text:style-name="P88">v3: incorporates 2 more use-cases, updated table in chapter 4.</text:p><text:p text:style-name="P88"/><text:p text:style-name="P89">v4: with correct version number.</text:p><text:p text:style-name="P89"/><text:p text:style-name="P94"><text:span text:style-name="T24">v</text:span><text:span text:style-name="T25">5: with changes from 1989r1 that were agreed in during RCM TIG meeting during Waikoloa </text:span><text:span text:style-name="T26">meeting</text:span><text:span text:style-name="T25">, Tuesday PM1.</text:span></text:p><text:p text:style-name="P90"/><text:p text:style-name="P95"><text:span text:style-name="T25">v</text:span><text:span text:style-name="T27">6: with changes discussed during Waikoloa </text:span><text:span text:style-name="T26">meeting</text:span><text:span text:style-name="T27">, Tuesday PM3, notably resolved section 5.2 and section 3.10.</text:span></text:p><text:p text:style-name="P91"/><text:p text:style-name="P96"><text:span text:style-name="T27">v</text:span><text:span text:style-name="T28">7: with changed discussed at Waikoloa </text:span><text:span text:style-name="T26">meeting</text:span><text:span text:style-name="T28">, Thursday AM1.</text:span></text:p><text:p text:style-name="P96"><text:span text:style-name="T28"/></text:p><text:p text:style-name="P93"><text:span text:style-name="T28">v</text:span><text:span text:style-name="T11">8: final agreements discussed at Waikoloa meeting, Thursday PM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2"/>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_Toc5251_3726045101" text:style-name="Index_20_Link" text:visited-style-name="Index_20_Link">1 Introduction<text:tab/>3</text:a></text:p>
          <text:p text:style-name="P71"><text:a xlink:type="simple" xlink:href="#__RefHeading___Toc5281_3726045101" text:style-name="Index_20_Link" text:visited-style-name="Index_20_Link">2 Terminology<text:tab/>4</text:a></text:p>
          <text:p text:style-name="P71"><text:a xlink:type="simple" xlink:href="#__RefHeading___Toc5285_3726045101" text:style-name="Index_20_Link" text:visited-style-name="Index_20_Link">3 Use-cases<text:tab/>5</text:a></text:p>
          <text:p text:style-name="P72"><text:a xlink:type="simple" xlink:href="#__RefHeading___Toc5667_264680990" text:style-name="Index_20_Link" text:visited-style-name="Index_20_Link">3.1 Initial infrastructure connection steering<text:tab/>5</text:a></text:p>
          <text:p text:style-name="P87"><text:a xlink:type="simple" xlink:href="#__RefHeading___Toc5669_264680990" text:style-name="Index_20_Link" text:visited-style-name="Index_20_Link">3.1.1 Local-ID MAC address impacts<text:tab/>5</text:a></text:p>
          <text:p text:style-name="P87"><text:a xlink:type="simple" xlink:href="#__RefHeading___Toc5671_264680990" text:style-name="Index_20_Link" text:visited-style-name="Index_20_Link">3.1.2 Rapidly changing MAC address impacts<text:tab/>5</text:a></text:p>
          <text:p text:style-name="P72"><text:a xlink:type="simple" xlink:href="#__RefHeading___Toc5673_264680990" text:style-name="Index_20_Link" text:visited-style-name="Index_20_Link">3.2 Access control and arrival detection in a home environment<text:tab/>5</text:a></text:p>
          <text:p text:style-name="P87"><text:a xlink:type="simple" xlink:href="#__RefHeading___Toc5675_264680990" text:style-name="Index_20_Link" text:visited-style-name="Index_20_Link">3.2.1 Local-ID or Changing MAC address impacts<text:tab/>6</text:a></text:p>
          <text:p text:style-name="P87"><text:a xlink:type="simple" xlink:href="#__RefHeading___Toc5677_264680990" text:style-name="Index_20_Link" text:visited-style-name="Index_20_Link">3.2.2 Rapidly changing MAC address impacts<text:tab/>6</text:a></text:p>
          <text:p text:style-name="P72"><text:a xlink:type="simple" xlink:href="#__RefHeading___Toc5685_264680990" text:style-name="Index_20_Link" text:visited-style-name="Index_20_Link">3.3 Airport security queue measurement<text:tab/>6</text:a></text:p>
          <text:p text:style-name="P87"><text:a xlink:type="simple" xlink:href="#__RefHeading___Toc5687_264680990" text:style-name="Index_20_Link" text:visited-style-name="Index_20_Link">3.3.1 Local-ID MAC address impacts<text:tab/>6</text:a></text:p>
          <text:p text:style-name="P87"><text:a xlink:type="simple" xlink:href="#__RefHeading___Toc5689_264680990" text:style-name="Index_20_Link" text:visited-style-name="Index_20_Link">3.3.2 Rapidly changing MAC address impacts<text:tab/>6</text:a></text:p>
          <text:p text:style-name="P72"><text:a xlink:type="simple" xlink:href="#__RefHeading___Toc5691_264680990" text:style-name="Index_20_Link" text:visited-style-name="Index_20_Link">3.4 Grocery store customer flow analysis<text:tab/>6</text:a></text:p>
          <text:p text:style-name="P87"><text:a xlink:type="simple" xlink:href="#__RefHeading___Toc5693_264680990" text:style-name="Index_20_Link" text:visited-style-name="Index_20_Link">3.4.1 Local-ID MAC address impacts<text:tab/>7</text:a></text:p>
          <text:p text:style-name="P87"><text:a xlink:type="simple" xlink:href="#__RefHeading___Toc5695_264680990" text:style-name="Index_20_Link" text:visited-style-name="Index_20_Link">3.4.2 Rapidly changing MAC address impacts<text:tab/>7</text:a></text:p>
          <text:p text:style-name="P72"><text:a xlink:type="simple" xlink:href="#__RefHeading___Toc5697_264680990" text:style-name="Index_20_Link" text:visited-style-name="Index_20_Link">3.5 Grocery store frequent shopper notifications<text:tab/>7</text:a></text:p>
          <text:p text:style-name="P87"><text:a xlink:type="simple" xlink:href="#__RefHeading___Toc5699_264680990" text:style-name="Index_20_Link" text:visited-style-name="Index_20_Link">3.5.1 Local-ID or Changing MAC address impacts<text:tab/>7</text:a></text:p>
          <text:p text:style-name="P87"><text:a xlink:type="simple" xlink:href="#__RefHeading___Toc5701_264680990" text:style-name="Index_20_Link" text:visited-style-name="Index_20_Link">3.5.2 Rapidly changing MAC address impacts<text:tab/>7</text:a></text:p>
          <text:p text:style-name="P72"><text:a xlink:type="simple" xlink:href="#__RefHeading___Toc5703_264680990" text:style-name="Index_20_Link" text:visited-style-name="Index_20_Link">3.6 Infrastructure (home or enterprise) with different SSIDs per band<text:tab/>8</text:a></text:p>
          <text:p text:style-name="P87"><text:a xlink:type="simple" xlink:href="#__RefHeading___Toc5705_264680990" text:style-name="Index_20_Link" text:visited-style-name="Index_20_Link">3.6.1 Local-ID MAC address impacts<text:tab/>8</text:a></text:p>
          <text:p text:style-name="P87"><text:a xlink:type="simple" xlink:href="#__RefHeading___Toc5707_264680990" text:style-name="Index_20_Link" text:visited-style-name="Index_20_Link">3.6.2 Rapidly changing MAC address impacts<text:tab/>8</text:a></text:p>
          <text:p text:style-name="P72"><text:a xlink:type="simple" xlink:href="#__RefHeading___Toc5709_264680990" text:style-name="Index_20_Link" text:visited-style-name="Index_20_Link">3.7 Infrastructure (home or enterprise): Probes are randomized, even to/with associated SSID<text:tab/>8</text:a></text:p>
          <text:p text:style-name="P87"><text:a xlink:type="simple" xlink:href="#__RefHeading___Toc5711_264680990" text:style-name="Index_20_Link" text:visited-style-name="Index_20_Link">3.7.1 Local-ID MAC address impacts<text:tab/>9</text:a></text:p>
          <text:p text:style-name="P87"><text:a xlink:type="simple" xlink:href="#__RefHeading___Toc5713_264680990" text:style-name="Index_20_Link" text:visited-style-name="Index_20_Link">3.7.2 Rapidly changing MAC address impacts<text:tab/>9</text:a></text:p>
          <text:p text:style-name="P72"><text:a xlink:type="simple" xlink:href="#__RefHeading___Toc5715_264680990" text:style-name="Index_20_Link" text:visited-style-name="Index_20_Link">3.8 Rogue detection in infrastructure networks<text:tab/>9</text:a></text:p>
          <text:p text:style-name="P87"><text:a xlink:type="simple" xlink:href="#__RefHeading___Toc5717_264680990" text:style-name="Index_20_Link" text:visited-style-name="Index_20_Link">3.8.1 Local-ID MAC address impacts<text:tab/>9</text:a></text:p>
          <text:p text:style-name="P87"><text:a xlink:type="simple" xlink:href="#__RefHeading___Toc5719_264680990" text:style-name="Index_20_Link" text:visited-style-name="Index_20_Link">3.8.2 Rapidly changing MAC address impacts<text:tab/>9</text:a></text:p>
          <text:p text:style-name="P72"><text:soft-page-break/><text:a xlink:type="simple" xlink:href="#__RefHeading___Toc22750_2140853016" text:style-name="Index_20_Link" text:visited-style-name="Index_20_Link">3.9 Customer Support and Troubleshooting<text:tab/>9</text:a></text:p>
          <text:p text:style-name="P87"><text:a xlink:type="simple" xlink:href="#__RefHeading___Toc22744_2140853016" text:style-name="Index_20_Link" text:visited-style-name="Index_20_Link">3.9.1 Local-ID or Changing MAC address impacts<text:tab/>10</text:a></text:p>
          <text:p text:style-name="P87"><text:a xlink:type="simple" xlink:href="#__RefHeading___Toc5707_2646809901" text:style-name="Index_20_Link" text:visited-style-name="Index_20_Link">3.9.2 Rapidly changing MAC address impacts<text:tab/>10</text:a></text:p>
          <text:p text:style-name="P72"><text:a xlink:type="simple" xlink:href="#__RefHeading___Toc22752_2140853016" text:style-name="Index_20_Link" text:visited-style-name="Index_20_Link">3.10 Residential Wireless Gateway with Hotspot<text:tab/>10</text:a></text:p>
          <text:p text:style-name="P87"><text:a xlink:type="simple" xlink:href="#__RefHeading___Toc22746_2140853016" text:style-name="Index_20_Link" text:visited-style-name="Index_20_Link">3.10.1 Local-ID MAC address impacts<text:tab/>10</text:a></text:p>
          <text:p text:style-name="P87"><text:a xlink:type="simple" xlink:href="#__RefHeading___Toc22748_2140853016" text:style-name="Index_20_Link" text:visited-style-name="Index_20_Link">3.10.2 Rapidly changing MAC address impacts<text:tab/>10</text:a></text:p>
          <text:p text:style-name="P72"><text:a xlink:type="simple" xlink:href="#__RefHeading___Toc8056_1187974309" text:style-name="Index_20_Link" text:visited-style-name="Index_20_Link">3.11 Pervasive surveillance<text:tab/>10</text:a></text:p>
          <text:p text:style-name="P87"><text:a xlink:type="simple" xlink:href="#__RefHeading___Toc8058_1187974309" text:style-name="Index_20_Link" text:visited-style-name="Index_20_Link">3.11.1 Local-ID and Changing MAC address impacts<text:tab/>11</text:a></text:p>
          <text:p text:style-name="P87"><text:a xlink:type="simple" xlink:href="#__RefHeading___Toc8060_1187974309" text:style-name="Index_20_Link" text:visited-style-name="Index_20_Link">3.11.2 Rapidly changing MAC address impacts<text:tab/>11</text:a></text:p>
          <text:p text:style-name="P71"><text:a xlink:type="simple" xlink:href="#__RefHeading___Toc5303_3726045101" text:style-name="Index_20_Link" text:visited-style-name="Index_20_Link">4 Required .11 features for enabling use-cases<text:tab/>11</text:a></text:p>
          <text:p text:style-name="P72"><text:a xlink:type="simple" xlink:href="#__RefHeading___Toc5721_264680990" text:style-name="Index_20_Link" text:visited-style-name="Index_20_Link">4.1 MAC address change timing<text:tab/>12</text:a></text:p>
          <text:p text:style-name="P72"><text:a xlink:type="simple" xlink:href="#__RefHeading___Toc5723_264680990" text:style-name="Index_20_Link" text:visited-style-name="Index_20_Link">4.2 Alternative identifiers<text:tab/>12</text:a></text:p>
          <text:p text:style-name="P72"><text:a xlink:type="simple" xlink:href="#__RefHeading___Toc5725_264680990" text:style-name="Index_20_Link" text:visited-style-name="Index_20_Link">4.3 Issue recommendations on SSID assignments<text:tab/>12</text:a></text:p>
          <text:p text:style-name="P72"><text:a xlink:type="simple" xlink:href="#__RefHeading___Toc5727_264680990" text:style-name="Index_20_Link" text:visited-style-name="Index_20_Link">4.4 Correlation of information elements<text:tab/>12</text:a></text:p>
          <text:p text:style-name="P71"><text:a xlink:type="simple" xlink:href="#__RefHeading___Toc5311_3726045101" text:style-name="Index_20_Link" text:visited-style-name="Index_20_Link">5 Recommendations to 802.11 leadership team<text:tab/>13</text:a></text:p>
          <text:p text:style-name="P72"><text:a xlink:type="simple" xlink:href="#__RefHeading___Toc5313_3726045101" text:style-name="Index_20_Link" text:visited-style-name="Index_20_Link">5.1 Future work<text:tab/>13</text:a></text:p>
          <text:p text:style-name="P72"><text:a xlink:type="simple" xlink:href="#__RefHeading___Toc5315_3726045101" text:style-name="Index_20_Link" text:visited-style-name="Index_20_Link">5.2 Broader work on privacy<text:tab/>13</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contents
1 Definitions and abbreviations	2
2 Introduction	2
3 Purpose	3
4 Use-cases	3
4.1 Use-cases for randomized and changing MAC identifiers	3
4.1.1 Example 1	3
4.1.2 Example 2	3
4.1.3 etc	3
4.2 Use-cases for stable MAC identifiers	3
4.2.1 Motivation of IDQuery? (example 1)	3
4.2.2 Example 2	3
4.2.3 Etc	3
5 Technical analysis of (un)stable layer 2 addressing	3
5.1 Idea 1 (f.e.x. IDQuery)	3
5.2 Idea 2 (f.e.x. SLAP)	3
5.3 etc	3
6 Recommendations	3
6.1 Client steering(?)	3
6.2 Broader work on privacy(?)	3
6.3 Etc	4
7 References	4</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34"/>
        </text:index-body>
      </text:illustration-index>
      <text:list xml:id="list1702894299" text:style-name="WWNum2">
        <text:list-item>
          <text:h text:style-name="P83" text:outline-level="1"><text:bookmark-start text:name="__RefHeading___Toc5251_3726045101"/>Introduction<text:bookmark-end text:name="__RefHeading___Toc5251_3726045101"/></text:h>
        </text:list-item>
      </text:list>
      <text:p text:style-name="P14">MAC randomization has been visible in IEEE 802 LMSC since 2014. The future expected prevalence av MAC randomization techniques was, for instance, raised by commenters in the draft 0.3 ballot of what is now IEEE 802C. </text:p>
      <text:p text:style-name="P16"/>
      <text:p text:style-name="P21"><text:span text:style-name="T40">The privacy threat mitigation potential of MAC randomization was also studied by 802 LMSC members at the Privacy ECSG in 2014 (</text:span><text:a xlink:type="simple" xlink:href="https://mentor.ieee.org/privecsg/dcn/14/privecsg-14-0026-01-0000-secure-moderated-random-mac-addresses.ppt" text:style-name="Internet_20_link" text:visited-style-name="Visited_20_Internet_20_Link"><text:span text:style-name="T40">prive</text:span></text:a><text:a xlink:type="simple" xlink:href="https://mentor.ieee.org/privecsg/dcn/14/privecsg-14-0026-01-0000-secure-moderated-random-mac-addresses.ppt" text:style-name="Internet_20_link" text:visited-style-name="Visited_20_Internet_20_Link"><text:span text:style-name="T41">cs</text:span></text:a><text:a xlink:type="simple" xlink:href="https://mentor.ieee.org/privecsg/dcn/14/privecsg-14-0026-01-0000-secure-moderated-random-mac-addresses.ppt" text:style-name="Internet_20_link" text:visited-style-name="Visited_20_Internet_20_Link"><text:span text:style-name="T40">g-14-0026-01-0000</text:span></text:a><text:span text:style-name="T40">, </text:span><text:a xlink:type="simple" xlink:href="https://mentor.ieee.org/privecsg/dcn/14/privecsg-14-0025-01-0000-wifi-privacy-network-experiment-at-ietf91.pptx" text:style-name="Internet_20_link" text:visited-style-name="Visited_20_Internet_20_Link"><text:span text:style-name="T50">privecsg-14-0025-0</text:span></text:a><text:a xlink:type="simple" xlink:href="https://mentor.ieee.org/privecsg/dcn/14/privecsg-14-0025-01-0000-wifi-privacy-network-experiment-at-ietf91.pptx" text:style-name="Internet_20_link" text:visited-style-name="Visited_20_Internet_20_Link"><text:span text:style-name="T51">1</text:span></text:a><text:a xlink:type="simple" xlink:href="https://mentor.ieee.org/privecsg/dcn/14/privecsg-14-0025-01-0000-wifi-privacy-network-experiment-at-ietf91.pptx" text:style-name="Internet_20_link" text:visited-style-name="Visited_20_Internet_20_Link"><text:span text:style-name="T50">-</text:span></text:a><text:a xlink:type="simple" xlink:href="https://mentor.ieee.org/privecsg/dcn/14/privecsg-14-0025-01-0000-wifi-privacy-network-experiment-at-ietf91.pptx" text:style-name="Internet_20_link" text:visited-style-name="Visited_20_Internet_20_Link"><text:span text:style-name="T51">0</text:span></text:a><text:a xlink:type="simple" xlink:href="https://mentor.ieee.org/privecsg/dcn/14/privecsg-14-0025-01-0000-wifi-privacy-network-experiment-at-ietf91.pptx" text:style-name="Internet_20_link" text:visited-style-name="Visited_20_Internet_20_Link"><text:span text:style-name="T50">000</text:span></text:a><text:span text:style-name="T42">) and 2015 (</text:span><text:a xlink:type="simple" xlink:href="https://mentor.ieee.org/privecsg/dcn/15/privecsg-15-0028-00-0000-wifi-privacy-network-experiment-at-ieee-802-may-plenary-and-ietf91-meetings.pptx" text:style-name="Internet_20_link" text:visited-style-name="Visited_20_Internet_20_Link"><text:span text:style-name="T42">prive</text:span></text:a><text:a xlink:type="simple" xlink:href="https://mentor.ieee.org/privecsg/dcn/15/privecsg-15-0028-00-0000-wifi-privacy-network-experiment-at-ieee-802-may-plenary-and-ietf91-meetings.pptx" text:style-name="Internet_20_link" text:visited-style-name="Visited_20_Internet_20_Link"><text:span text:style-name="T41">cs</text:span></text:a><text:a xlink:type="simple" xlink:href="https://mentor.ieee.org/privecsg/dcn/15/privecsg-15-0028-00-0000-wifi-privacy-network-experiment-at-ieee-802-may-plenary-and-ietf91-meetings.pptx" text:style-name="Internet_20_link" text:visited-style-name="Visited_20_Internet_20_Link"><text:span text:style-name="T42">g-15-0028-00-0000</text:span></text:a><text:span text:style-name="T42">).</text:span></text:p>
      <text:p text:style-name="P14"/>
      <text:p text:style-name="P16"><text:span text:style-name="T53">Together with the assessment of software-driven MAC randomization referenced above, this work lead to the inclusion of MAC randomization as a privacy enhancing feature in the .11aq Pre-Association Service Discovery Task Group amendment to the 802.11-2016. This work can be revisited at the "TGaq (inactive)" repository of the 802.11 mentor website. <text:s/>The .11aq amendment was approved by the </text:span>IEEE Standards Association Standards Board<text:span text:style-name="T53"> in June 2018.</text:span></text:p>
      <text:p text:style-name="P14"/>
      <text:p text:style-name="P20"><text:span text:style-name="T43">In September 2018, three months</text:span><text:span text:style-name="T38"> after the publication of the official 802.11aq amendment, the IEEE 802.11 WG received a liaison statement from the Wireless Broadband Alliance (WBA) detailing network operator concerns with the disappearance of clear-text sufficiently-permanent unique device identifiers</text:span><text:span text:style-name="T39"> (</text:span><text:a xlink:type="simple" xlink:href="https://mentor.ieee.org/802.11/dcn/18/11-18-1579-00-0000-2018-09-liaison-from-wba-re-mac-randomization-impacts.docx" text:style-name="Internet_20_link" text:visited-style-name="Visited_20_Internet_20_Link"><text:span text:style-name="T39">11-18-1579-00-0000</text:span></text:a><text:span text:style-name="T39">)</text:span><text:span text:style-name="T38">.</text:span></text:p>
      <text:p text:style-name="P15"><text:soft-page-break/></text:p>
      <text:p text:style-name="P20"><text:span text:style-name="T44">The ARC SC made efforts to address the concerns raised by the WBA in a response </text:span><text:span text:style-name="T45">approved by the </text:span><text:span text:style-name="T46">802.11 Working Group in </text:span><text:span text:style-name="T47">November 2018 (</text:span><text:a xlink:type="simple" xlink:href="https://mentor.ieee.org/802.11/dcn/18/11-18-1988-02-0arc-proposed-response-to-liaison-from-wba-on-mac-address-randomization-impcats.docx" text:style-name="Internet_20_link" text:visited-style-name="Visited_20_Internet_20_Link"><text:span text:style-name="T47">11-18-1988-02-0arc</text:span></text:a><text:span text:style-name="T47">)</text:span><text:span text:style-name="T44">.</text:span><text:span text:style-name="T48"> </text:span><text:span text:style-name="T45">In this response</text:span><text:span text:style-name="T44">,</text:span><text:span text:style-name="T45"> the</text:span><text:span text:style-name="T44"> </text:span><text:span text:style-name="T46">Working Group </text:span><text:span text:style-name="T45">noted that</text:span><text:span text:style-name="T44"> some issues </text:span><text:span text:style-name="T47">raised by WBA merit further consideration</text:span><text:span text:style-name="T44">.</text:span><text:span text:style-name="T49"> </text:span></text:p>
      <text:p text:style-name="P17"/>
      <text:p text:style-name="P20"><text:span text:style-name="T56">While it is recognized that MAC address randomization supports user privacy, </text:span><text:span text:style-name="T57">changing MAC addresses </text:span><text:span text:style-name="T56">can have a wide range of repercussions impacting not only 802.11 networks, but also many related services.  Although no recent public data are available, the use of randomization is expected to increase in the near future as more OSs are implementing it. The MAC address being a Layer 2 identifier, its usage was not intended for beyond L2 networking. The </text:span><text:span text:style-name="T58">IEEE 802.11 Working Group “strongly recommends against using any specific MAC address as an identifier for a user or device, outside the scope of the layer 2 communication”.  </text:span></text:p>
      <text:p text:style-name="P22"/>
      <text:p text:style-name="P20"><text:span text:style-name="T59">D</text:span><text:span text:style-name="T58">ue to its ubiquity and, so far, expected uniqueness, the MAC address is widely used by Internet Service Providers, Multiple Service Operators, and Wi-Fi network operators for additional purposes including security and access control. </text:span></text:p>
      <text:list xml:id="list5721173493191" text:continue-numbering="true" text:style-name="WWNum2">
        <text:list-item>
          <text:h text:style-name="P84" text:outline-level="1"><text:bookmark-start text:name="__RefHeading___Toc5281_3726045101"/>Terminology<text:bookmark-end text:name="__RefHeading___Toc5281_3726045101"/></text:h>
        </text:list-item>
      </text:list>
      <text:p text:style-name="P65">Within this document, the following terms are used for differing aspects of MAC address usage. <text:s/>Note, these terms are not mutually exclusive, but form a hierarchical structure of concepts.</text:p>
      <text:p text:style-name="P66"/>
      <text:p text:style-name="P65"><text:span text:style-name="T76">Local-ID MA</text:span><text:span text:style-name="T70">C address:</text:span> An individual MAC address (layer-2 MAC/PHY entity identification, or more specifically a MAC SAP identification) used by a MAC entity as its identification, but that is not assigned as a globally unique and permanent identifier. <text:s/>Such <text:span text:style-name="T74">Local-ID </text:span>MAC address should have the <text:span text:style-name="SC.11.233478">U/L bit set to indicate a local MAC addresses, per Std IEEE 802.</text:span><text:span text:style-name="SC.11.233478"><text:span text:style-name="T74"> </text:span></text:span><text:span text:style-name="SC.11.233478">Such a </text:span><text:span text:style-name="SC.11.233478"><text:span text:style-name="T74">Local-ID MAC</text:span></text:span><text:span text:style-name="SC.11.233478"> address can obscure the real identification of the device and/or its user, for purposes of privacy, for example. </text:span></text:p>
      <text:p text:style-name="P65"/>
      <text:p text:style-name="P65"><text:span text:style-name="T70">Changing MAC address</text:span>: A<text:span text:style-name="T75"> subset of Local-ID</text:span> MAC addresses which are changed over time. <text:s/>Such changes may be periodic, event driven, <text:span text:style-name="T75">context-dependent (such as SSID-based), o</text:span>r triggered by other inputs. <text:s/>Note that IEEE 802.11 requires that a device’s MAC address not change during the lifetime of an association to an ESS. <text:s/>However, the time bounds of such an ESS association are not always clearly specified or signalled in 802.11, and the interpretation of this requirement is varying across implementations.</text:p>
      <text:p text:style-name="P65"/>
      <text:p text:style-name="P65"><text:span text:style-name="T70">Rapidly changing MAC address</text:span>: A<text:span text:style-name="T74"> subset of</text:span> Changing MAC address<text:span text:style-name="T74">es</text:span> which is generally changed within a time-frame that is approximately equal or less than the time constants for an 802.11 feature, usually impacting the feature’s correct operation.</text:p>
      <text:p text:style-name="P65"/>
      <text:p text:style-name="P65">NOTE – common usage of “randomized MAC address” appears to apply to any (or all) the terms above.</text:p>
      <text:p text:style-name="P65"/>
      <text:p text:style-name="P24"><text:span text:style-name="Default_20_Paragraph_20_Font"><text:span text:style-name="T73">NOTE—the interval that defines whether a changing MAC is rapidly changing varies with the feature and use case being considered, but is generally on the order of several minutes or less. For instance, changing MAC address in each probe request, or changing MAC address between each new association to the same ESS.</text:span></text:span></text:p>
      <text:list xml:id="list5722272793786" text:continue-numbering="true" text:style-name="WWNum2">
        <text:list-item>
          <text:h text:style-name="P82" text:outline-level="1"><text:bookmark-start text:name="__RefHeading___Toc5285_3726045101"/><text:soft-page-break/>Use-cases<text:bookmark-end text:name="__RefHeading___Toc5285_3726045101"/></text:h>
        </text:list-item>
      </text:list>
      <text:p text:style-name="P5"><text:span text:style-name="T37">RCM TIG has explored different use-cases that are impacted by the expected future prevalence of randomized and changing MAC addresses in 802.11 networks.</text:span></text:p>
      <text:list xml:id="list5722675528008" text:continue-numbering="true" text:style-name="WWNum2">
        <text:list-item>
          <text:list>
            <text:list-item>
              <text:h text:style-name="P73" text:outline-level="2"><text:bookmark-start text:name="__RefHeading___Toc5667_264680990"/>Initial infrastructure connection steering<text:bookmark-end text:name="__RefHeading___Toc5667_264680990"/></text:h>
            </text:list-item>
          </text:list>
        </text:list-item>
      </text:list>
      <text:p text:style-name="P5">A<text:span text:style-name="T74">n 802.11 enabled </text:span>smartphone is configured to prefer 802.11 over cellular connection, to save the owner costs for their cellular plan. <text:s/>The users bring the phone within range of a multiple-AP infrastructure to which it has attached previously and has a stored configuration, for example at the user’s work or church. <text:s/>Before connecting to the <text:span text:style-name="T19">802.11 network</text:span>, the phone scans to discover the available APs<text:span text:style-name="T77">, by sending Probe Requests, ANQP or other public action frames, etc</text:span>.</text:p>
      <text:p text:style-name="P5"/>
      <text:p text:style-name="P5">During this scanning, the infrastructure monitors the signal levels <text:span text:style-name="T77">received from the smartphone </text:span>at multiple APs and bands on those APs, determines which AP and band will provide the best service, and steers the client to that AP. <text:s/>This saves the client power by directing its scans <text:span text:style-name="T77">to shorten its scan and AP selection procedure </text:span>and lower the requirement for the client to thorough scan all APs and bands, and also saves the infrastructure from needing to steer the client after attachment which saves time, connection disruption and bandwidth for management frames.</text:p>
      <text:list xml:id="list5721880364052" text:continue-numbering="true" text:style-name="WWNum2">
        <text:list-item>
          <text:list>
            <text:list-item>
              <text:list>
                <text:list-item>
                  <text:h text:style-name="P77" text:outline-level="3"><text:bookmark-start text:name="__RefHeading___Toc5669_264680990"/><text:span text:style-name="T77">Local-ID</text:span> MAC address impacts<text:bookmark-end text:name="__RefHeading___Toc5669_264680990"/></text:h>
                </text:list-item>
              </text:list>
            </text:list-item>
          </text:list>
        </text:list-item>
      </text:list>
      <text:p text:style-name="P5">None.</text:p>
      <text:list xml:id="list5720807100405" text:continue-numbering="true" text:style-name="WWNum2">
        <text:list-item>
          <text:list>
            <text:list-item>
              <text:list>
                <text:list-item>
                  <text:h text:style-name="P77" text:outline-level="3"><text:bookmark-start text:name="__RefHeading___Toc5671_264680990"/>Rapidly changing MAC address impacts<text:bookmark-end text:name="__RefHeading___Toc5671_264680990"/></text:h>
                </text:list-item>
              </text:list>
            </text:list-item>
          </text:list>
        </text:list-item>
      </text:list>
      <text:p text:style-name="P5">If the connecting device changes its MAC address frequently while scanning, in extreme with every Probe Request, for example, the infrastructure does not have a way to correlate the different Probe Requests to make correct steering decisions.</text:p>
      <text:list xml:id="list5722049963872" text:continue-numbering="true" text:style-name="WWNum2">
        <text:list-item>
          <text:list>
            <text:list-item>
              <text:h text:style-name="P73" text:outline-level="2"><text:bookmark-start text:name="__RefHeading___Toc5673_264680990"/><text:span text:style-name="T29">Access</text:span> control<text:span text:style-name="T29"> and arrival detection</text:span> <text:span text:style-name="T29">in a</text:span> home<text:span text:style-name="T29"> environment</text:span><text:bookmark-end text:name="__RefHeading___Toc5673_264680990"/></text:h>
            </text:list-item>
          </text:list>
        </text:list-item>
      </text:list>
      <text:p text:style-name="P5"><text:span text:style-name="T29">Consider a</text:span> parent <text:span text:style-name="T29">with</text:span> children of ages 10 and 7 years. <text:s/>The parent wants to block access to the home 802.11<text:span text:style-name="T81"> network</text:span> and control access to Internet content based on the user of various devices. <text:s/>For example, the parent has a laptop and a smartphone, and the children each have an age-appropriate laptop and the older child has a smartphone. <text:s/>The parent wants all these devices to be recognized when attaching to the <text:span text:style-name="T19">802.11 network</text:span>, without launching an application or using a portal. <text:s/>And, this needs to use a method that the kids can’t hack and circumvent. <text:s/>When one of the childrens’ friends visits, their device(s) should be given only very limited access (if any at all) to the <text:span text:style-name="T19">802.11 network</text:span> and Internet; thus unknown devices need to be distinguishable from one of the family’s devices.<text:span text:style-name="T77"> Parental control offered in 802.11 routers is usually based on the MAC address of the device.</text:span></text:p>
      <text:p text:style-name="P5"/>
      <text:p text:style-name="P5"><text:span text:style-name="T29">Similarly</text:span>, two trends in home automation are converging: use of 802.11<text:span text:style-name="T81"> technologies</text:span> as the ‘backbone’ of the automation system; and a feature of the automation system which allows it to recognize when one of the residents arrives and “welcoming” them home by turning on lights, music, etc., tail<text:span text:style-name="T101">or</text:span>ed to the individual. <text:s/>This convergence means that using <text:span text:style-name="T19">the 802.11 network</text:span> to detect the individual’s arrival, by detecting their personal <text:span text:style-name="T19">802.11</text:span> device (smartphone, etc.) is a highly desirable capability.<text:span text:style-name="T77"> Currently, this device recognition is usually done based on the MAC address.</text:span></text:p>
      <text:list xml:id="list5722373121389" text:continue-numbering="true" text:style-name="WWNum2">
        <text:list-item>
          <text:list>
            <text:list-item>
              <text:list>
                <text:list-item>
                  <text:h text:style-name="P77" text:outline-level="3"><text:bookmark-start text:name="__RefHeading___Toc5675_264680990"/><text:soft-page-break/><text:span text:style-name="T77">Local-ID or Changing</text:span> MAC address impacts<text:bookmark-end text:name="__RefHeading___Toc5675_264680990"/></text:h>
                </text:list-item>
              </text:list>
            </text:list-item>
          </text:list>
        </text:list-item>
      </text:list>
      <text:p text:style-name="P5">The home <text:span text:style-name="T19">802.11</text:span> network has little value in changing its MAC address with any frequency, since there is little privacy loss in knowing that a MAC address associated with the home is detected in the home. <text:s/>However, the phones and laptops changing their MAC addresses frequently enough for privacy/anti-tracking reasons means that the home network cannot recognize or determine when a “authorized” phone is in range and should be allowed on the network, or what permissions should be granted once it is associated.</text:p>
      <text:list xml:id="list5722484332170" text:continue-numbering="true" text:style-name="WWNum2">
        <text:list-item>
          <text:list>
            <text:list-item>
              <text:list>
                <text:list-item>
                  <text:h text:style-name="P77" text:outline-level="3"><text:bookmark-start text:name="__RefHeading___Toc5677_264680990"/>Rapidly changing MAC address impacts<text:bookmark-end text:name="__RefHeading___Toc5677_264680990"/></text:h>
                </text:list-item>
              </text:list>
            </text:list-item>
          </text:list>
        </text:list-item>
      </text:list>
      <text:p text:style-name="P6">Interactions between the phones and laptops and the home network will be done within the context of an association, so the MAC addresses should not be changing. <text:s/>However, the privacy aspects of whether there is a concern with being to identify when a particular individual is home (or at least their device is) could be explored. <text:s/>This is outside the scope of the <text:span text:style-name="T85">C</text:span>hanging MAC address study, however, and better belongs in a more advanced privacy study.</text:p>
      <text:list xml:id="list5720841033299" text:continue-numbering="true" text:style-name="WWNum2">
        <text:list-item>
          <text:list>
            <text:list-item>
              <text:h text:style-name="P73" text:outline-level="2"><text:bookmark-start text:name="__RefHeading___Toc5685_264680990"/>Airport security queue measurement<text:bookmark-end text:name="__RefHeading___Toc5685_264680990"/></text:h>
            </text:list-item>
          </text:list>
        </text:list-item>
      </text:list>
      <text:p text:style-name="P6">Airport security (and immigration) line wait times can reach times of an hour or more. <text:s/>It has become a feature of airports to offer information about lines’ wait times to passengers, which requires the ability for an automated system to measure the “average” time individuals are spending in these lines.</text:p>
      <text:p text:style-name="P6"/>
      <text:p text:style-name="P6">A common idea for such measurement is to “track” the 802.11<text:span text:style-name="T77"> </text:span>devices carried by people in the lines<text:span text:style-name="T77"> through their exposed MAC addresses</text:span>, and detect how long the devices are, effectively, stationary in the area of the queue.</text:p>
      <text:p text:style-name="P6"/>
      <text:p text:style-name="P6">Such tracking generally needs to be effective on devices that are not connected to any network, especially, for example, in an airport where the <text:span text:style-name="T19">802.11 network</text:span> is a fee-based service, so few people are attached. <text:s/>Further, the tracking needs to be effective across time spans of an hour or more for worst-case busy hours, when the information is most critically needed and needs to be accurate.</text:p>
      <text:list xml:id="list5722275542303" text:continue-numbering="true" text:style-name="WWNum2">
        <text:list-item>
          <text:list>
            <text:list-item>
              <text:list>
                <text:list-item>
                  <text:h text:style-name="P77" text:outline-level="3"><text:bookmark-start text:name="__RefHeading___Toc5687_264680990"/><text:span text:style-name="T20">Local-ID</text:span> MAC address impacts<text:bookmark-end text:name="__RefHeading___Toc5687_264680990"/></text:h>
                </text:list-item>
              </text:list>
            </text:list-item>
          </text:list>
        </text:list-item>
      </text:list>
      <text:p text:style-name="P7">None. <text:s/>The airport has no need for identification of the specific device or user.</text:p>
      <text:list xml:id="list5720799728378" text:continue-numbering="true" text:style-name="WWNum2">
        <text:list-item>
          <text:list>
            <text:list-item>
              <text:list>
                <text:list-item>
                  <text:h text:style-name="P77" text:outline-level="3"><text:bookmark-start text:name="__RefHeading___Toc5689_264680990"/>Rapidly changing MAC address impacts<text:bookmark-end text:name="__RefHeading___Toc5689_264680990"/></text:h>
                </text:list-item>
              </text:list>
            </text:list-item>
          </text:list>
        </text:list-item>
      </text:list>
      <text:p text:style-name="P7">If the devices change their MAC address frequently while in line, it will be difficult or impossible for the infrastructure to make a determination of time spent in the immediate area.</text:p>
      <text:list xml:id="list5722549871801" text:continue-numbering="true" text:style-name="WWNum2">
        <text:list-item>
          <text:list>
            <text:list-item>
              <text:h text:style-name="P73" text:outline-level="2"><text:bookmark-start text:name="__RefHeading___Toc5691_264680990"/>Grocery store <text:span text:style-name="T29">customer flow</text:span> analysis<text:bookmark-end text:name="__RefHeading___Toc5691_264680990"/></text:h>
            </text:list-item>
          </text:list>
        </text:list-item>
      </text:list>
      <text:p text:style-name="P6">It is now common for a grocery store (or similar retail spaces) to do considerable analysis of the “traffic flow” of their customers. <text:s/>Doing this lets the store recognize the areas that are frequented by most/many customers and also the common pairings or patterns of multiple areas that are frequented in the same visit by many customers. <text:s/>This could be reasons that help the customer (putting frequent items near the front of the store, putting common combinations near each other), or that help the store despite the customer (putting frequent items or frequent combinations far <text:soft-page-break/>apart, to force the customer to walk through the rest of the store), but either way, someone is benefiting and expects to be able to gather the information to implement their policy.</text:p>
      <text:p text:style-name="P6"/>
      <text:p text:style-name="P6">However, the store does not need to have any information about the actual identity of the people being tracked. <text:s/>Further, the store needs to track people that have no relationship with the store, and are not associating to the store’s network<text:span text:style-name="T77">, e.g. through tracking the MAC address of public /non-associated frames from their 802.11 devices</text:span>.</text:p>
      <text:p text:style-name="P6"/>
      <text:p text:style-name="P6">To discover useful patterns, the store needs to track individuals for a reasonable period of time – say, roughly a half hour at a minimum.</text:p>
      <text:list xml:id="list5721334372108" text:continue-numbering="true" text:style-name="WWNum2">
        <text:list-item>
          <text:list>
            <text:list-item>
              <text:list>
                <text:list-item>
                  <text:h text:style-name="P77" text:outline-level="3"><text:bookmark-start text:name="__RefHeading___Toc5693_264680990"/><text:span text:style-name="T20">Local-ID</text:span> MAC address impacts<text:bookmark-end text:name="__RefHeading___Toc5693_264680990"/></text:h>
                </text:list-item>
              </text:list>
            </text:list-item>
          </text:list>
        </text:list-item>
      </text:list>
      <text:p text:style-name="P7">None. <text:s/>The store has no need for identification of the specific device or user.</text:p>
      <text:list xml:id="list5722122815919" text:continue-numbering="true" text:style-name="WWNum2">
        <text:list-item>
          <text:list>
            <text:list-item>
              <text:list>
                <text:list-item>
                  <text:h text:style-name="P77" text:outline-level="3"><text:bookmark-start text:name="__RefHeading___Toc5695_264680990"/>Rapidly changing MAC address impacts<text:bookmark-end text:name="__RefHeading___Toc5695_264680990"/></text:h>
                </text:list-item>
              </text:list>
            </text:list-item>
          </text:list>
        </text:list-item>
      </text:list>
      <text:p text:style-name="P7">If the devices change their MAC address frequently while in the store, it will be difficult or impossible for the infrastructure to make a determination of the foot traffic patterns.</text:p>
      <text:list xml:id="list5721556913455" text:continue-numbering="true" text:style-name="WWNum2">
        <text:list-item>
          <text:list>
            <text:list-item>
              <text:h text:style-name="P73" text:outline-level="2"><text:bookmark-start text:name="__RefHeading___Toc5697_264680990"/>Grocery store frequent shopper notifications<text:bookmark-end text:name="__RefHeading___Toc5697_264680990"/></text:h>
            </text:list-item>
          </text:list>
        </text:list-item>
      </text:list>
      <text:p text:style-name="P6">A very different use case from the grocery store foot traffic analysis, is a grocery store that wants to recognize and reward frequent shoppers. <text:s/>This <text:span text:style-name="T77">is likely to be</text:span> an “opt-in” service, where the shoppers that are interested in participating with the store indicate that they are willing to have the store know some identity that the store can use (possibly not their true or complete identity, however). <text:s/>For maximum effectiveness, such programs need to recognize when the customer enters (or approaches) the store, and provide information (such as daily specials for frequent shoppers) without any action on the user’s part. <text:s/>Additionally, the store <text:span text:style-name="T77">c</text:span>ould be able to build a profile of the user, and push content (with a cellular t<text:span text:style-name="T101">e</text:span>xt, perhaps, since the customer may not be associated to the store’s network) such as items that of likely interest to the customer and are on sale/special, when the customer is near those items in the store.<text:span text:style-name="T77"> It is likely all this is accomplished by detecting the pre-known MAC address of the customer's 802.11 device(s)' public/non-associated frames.</text:span></text:p>
      <text:list xml:id="list5721342023151" text:continue-numbering="true" text:style-name="WWNum2">
        <text:list-item>
          <text:list>
            <text:list-item>
              <text:list>
                <text:list-item>
                  <text:h text:style-name="P77" text:outline-level="3"><text:bookmark-start text:name="__RefHeading___Toc5699_264680990"/><text:span text:style-name="T20">Local-ID</text:span><text:span text:style-name="T21"> or Changing</text:span> MAC address impacts<text:bookmark-end text:name="__RefHeading___Toc5699_264680990"/></text:h>
                </text:list-item>
              </text:list>
            </text:list-item>
          </text:list>
        </text:list-item>
      </text:list>
      <text:p text:style-name="P6">Very different from the foot traffic analysis use case, the frequent shopper use case does need <text:span text:style-name="T77">a stable</text:span> identification of the customer (or their commonly carried device), without requiring any user action nor an association with the store’s network.</text:p>
      <text:p text:style-name="P6"/>
      <text:p text:style-name="P6">In many ways, this use case is similar to the home automation and parental controls use cases. <text:s/>One important difference is that the user may not want to divulge true identity information to the store. <text:s/>But, even if a method is proposed for a pseudonym identity, such an identity needs to have a very long lifetime (months or years), and needs a method to still protect the user’s privacy from third parties (but not from the store itself).</text:p>
      <text:list xml:id="list5721299804419" text:continue-numbering="true" text:style-name="WWNum2">
        <text:list-item>
          <text:list>
            <text:list-item>
              <text:list>
                <text:list-item>
                  <text:h text:style-name="P77" text:outline-level="3"><text:bookmark-start text:name="__RefHeading___Toc5701_264680990"/>Rapidly changing MAC address impacts<text:bookmark-end text:name="__RefHeading___Toc5701_264680990"/></text:h>
                </text:list-item>
              </text:list>
            </text:list-item>
          </text:list>
        </text:list-item>
      </text:list>
      <text:p text:style-name="P6">Interactions with the store could often be done without an association, yet the need for the long-lived identification still applies. <text:s/>So, whatever is used for this identification of the customer <text:soft-page-break/>(MAC address or otherwise) <text:s/>needs to be stable and re-used within the area of the store, for months or years.</text:p>
      <text:list xml:id="list5721720964067" text:continue-numbering="true" text:style-name="WWNum2">
        <text:list-item>
          <text:list>
            <text:list-item>
              <text:h text:style-name="P73" text:outline-level="2"><text:bookmark-start text:name="__RefHeading___Toc5703_264680990"/>Infrastructure (home or enterprise) with different SSIDs per band<text:bookmark-end text:name="__RefHeading___Toc5703_264680990"/></text:h>
            </text:list-item>
          </text:list>
        </text:list-item>
      </text:list>
      <text:p text:style-name="P6">This use case is in reaction to two situations: first is a network where (for whatever reason, perhaps incorrectly) the network (a single LAN, really) has been deployed with different SSIDs on different bands (“XYZ24G” and “XYZ5G”, for example); and second is considering a device that will use a consistent MAC address for a given SSID, but generates a new <text:span text:style-name="T86">Local-ID MAC </text:span>address for each new SSID. <text:s/>These scenarios have both been seen, relatively commonly, in the field.</text:p>
      <text:p text:style-name="P6"/>
      <text:p text:style-name="P6">In combination, these two scenarios result in the network infrastructure being unable to correlate the device’s signals, location, and network interaction on the two bands, which makes band steering effectively impossible.</text:p>
      <text:list xml:id="list5720726046074" text:continue-numbering="true" text:style-name="WWNum2">
        <text:list-item>
          <text:list>
            <text:list-item>
              <text:list>
                <text:list-item>
                  <text:h text:style-name="P77" text:outline-level="3"><text:bookmark-start text:name="__RefHeading___Toc5705_264680990"/><text:span text:style-name="T20">Local-ID</text:span> MAC address impacts<text:bookmark-end text:name="__RefHeading___Toc5705_264680990"/></text:h>
                </text:list-item>
              </text:list>
            </text:list-item>
          </text:list>
        </text:list-item>
      </text:list>
      <text:p text:style-name="P6">It is not the <text:span text:style-name="T86">Local-ID</text:span>MAC address that is a direct impact in this use case, but <text:span text:style-name="T86">whether the MAC address is changing and, if so, how rapidly</text:span>. <text:s/>If the<text:span text:style-name="T86"> change pattern</text:span> is tied to the SSID, the problem will occur.</text:p>
      <text:list xml:id="list5721588742835" text:continue-numbering="true" text:style-name="WWNum2">
        <text:list-item>
          <text:list>
            <text:list-item>
              <text:list>
                <text:list-item>
                  <text:h text:style-name="P77" text:outline-level="3"><text:bookmark-start text:name="__RefHeading___Toc5707_264680990"/>Rapidly changing MAC address impacts<text:bookmark-end text:name="__RefHeading___Toc5707_264680990"/></text:h>
                </text:list-item>
              </text:list>
            </text:list-item>
          </text:list>
        </text:list-item>
      </text:list>
      <text:p text:style-name="P6">Not directly applicable. <text:s/>The duration of the two MAC addresses being used by the client is orthogonal to the problem in this use case. <text:s/>It is noted that even devices that keep a given MAC address (for a given SSID) permanently, will still have the issue.</text:p>
      <text:list xml:id="list5722554976930" text:continue-numbering="true" text:style-name="WWNum2">
        <text:list-item>
          <text:list>
            <text:list-item>
              <text:h text:style-name="P73" text:outline-level="2"><text:bookmark-start text:name="__RefHeading___Toc5709_264680990"/>Infrastructure (home or enterprise): Probes are randomized, even to/with associated SSID<text:bookmark-end text:name="__RefHeading___Toc5709_264680990"/></text:h>
            </text:list-item>
          </text:list>
        </text:list-item>
      </text:list>
      <text:p text:style-name="P6">A client that is using <text:span text:style-name="T19">Local-ID</text:span> MAC addresses could easily have an implementation that generates a new <text:span text:style-name="T81">Local-ID</text:span> MAC address for every Probe Request. <text:s/>This could even apply to Probe Requests that are directed to the associated SSID, when the client would otherwise use a consistent MAC address for transmissions within an association.</text:p>
      <text:p text:style-name="P6"/>
      <text:p text:style-name="P6">If the client has this extreme (or approaching this extreme) an implementation of MAC address randomization, it will have a strong impact on the infrastructure’s ability to making steering decisions for that client.</text:p>
      <text:p text:style-name="P6"/>
      <text:p text:style-name="P6">When attached to a multiple-AP infrastructure, if the client uses the stable MAC address when probing, the infrastructure can help steer the client across both APs and bands, to give the entire network better experience. <text:s/>This could apply to both directed probes and broadcast probes, too.</text:p>
      <text:list xml:id="list5720908224352" text:continue-numbering="true" text:style-name="WWNum2">
        <text:list-item>
          <text:list>
            <text:list-item>
              <text:list>
                <text:list-item>
                  <text:h text:style-name="P77" text:outline-level="3"><text:bookmark-start text:name="__RefHeading___Toc5711_264680990"/><text:soft-page-break/><text:span text:style-name="T20">Local-ID</text:span> MAC address impacts<text:bookmark-end text:name="__RefHeading___Toc5711_264680990"/></text:h>
                </text:list-item>
              </text:list>
            </text:list-item>
          </text:list>
        </text:list-item>
      </text:list>
      <text:p text:style-name="P6">Similar to <text:span text:style-name="T77">the Infrastructure with different SSIDs per band use case,</text:span> it is not the <text:span text:style-name="T81">Local-ID</text:span> MAC address that is a direct impact in this use case, but <text:span text:style-name="T81">whether the MAC address is changing, and if so how rapidly</text:span>. <text:s/>If the <text:span text:style-name="T81">changes</text:span> appl<text:span text:style-name="T81">y</text:span> to Probe Requests even when the device is associated, then the problem will occur.</text:p>
      <text:list xml:id="list5721675080264" text:continue-numbering="true" text:style-name="WWNum2">
        <text:list-item>
          <text:list>
            <text:list-item>
              <text:list>
                <text:list-item>
                  <text:h text:style-name="P77" text:outline-level="3"><text:bookmark-start text:name="__RefHeading___Toc5713_264680990"/>Rapidly changing MAC address impacts<text:bookmark-end text:name="__RefHeading___Toc5713_264680990"/></text:h>
                </text:list-item>
              </text:list>
            </text:list-item>
          </text:list>
        </text:list-item>
      </text:list>
      <text:p text:style-name="P6">Not directly applicable (or entirely the point, depending on how you look at it). <text:s/>The duration of the stable MAC address being used by the client while associated is orthogonal to the problem in this use case. <text:s/>It is a question of whether Probe Requests are treated as special traffic even while associated, and do not use the stable MAC address.</text:p>
      <text:list xml:id="list5720762672692" text:continue-numbering="true" text:style-name="WWNum2">
        <text:list-item>
          <text:list>
            <text:list-item>
              <text:h text:style-name="P74" text:outline-level="2"><text:bookmark-start text:name="__RefHeading___Toc5715_264680990"/>Rogue <text:span text:style-name="T100">detection </text:span>in infrastructure network<text:span text:style-name="T71">s</text:span><text:bookmark-end text:name="__RefHeading___Toc5715_264680990"/></text:h>
            </text:list-item>
          </text:list>
        </text:list-item>
      </text:list>
      <text:p text:style-name="P68">A managed WLAN network may desire to detect rogue, un-authorised access points and/or client stations operating in its service area. One such rogue detection mechanism entails monitoring for users associated to access points which are not known to be part of the managed network. The MAC addresses of the known APs are kept in a database, and the medium is monitored for Beacons or other broadcast traffic from, or non-AP STAs’ traffic to, APs not on the known AP list.</text:p>
      <text:p text:style-name="Standard_20__28_user_29_"/>
      <text:p text:style-name="Standard_20__28_user_29_">Non-AP STAs could also be listed on a known client list, by MAC address, and thereby unexpected/unwanted client devices in the service area can be detected, by detecting unknown MAC addresses.</text:p>
      <text:p text:style-name="Standard_20__28_user_29_"/>
      <text:p text:style-name="P18">When a rogue AP or STA is detected, appropriate action (such as contacting the owner) can be taken to resolve any issues such as interference with the operation of the managed WLAN.</text:p>
      <text:list xml:id="list5722406215664" text:continue-numbering="true" text:style-name="WWNum2">
        <text:list-item>
          <text:list>
            <text:list-item>
              <text:list>
                <text:list-item>
                  <text:h text:style-name="P77" text:outline-level="3"><text:bookmark-start text:name="__RefHeading___Toc5717_264680990"/><text:span text:style-name="T20">Local-ID</text:span> MAC address impacts<text:bookmark-end text:name="__RefHeading___Toc5717_264680990"/></text:h>
                </text:list-item>
              </text:list>
            </text:list-item>
          </text:list>
        </text:list-item>
      </text:list>
      <text:p text:style-name="P69">APs which use a randomized MAC address, e<text:span text:style-name="T101">s</text:span>pecially likely with mobile APs for example, could be difficult to identify and take appropriate corrective action. Similarly, detection of rogue non-AP STAs would become difficult.</text:p>
      <text:p text:style-name="P69"/>
      <text:p text:style-name="P29">Even known and desired non-AP STAs will not be able to be detected via MAC address capture and filtering, thus causing “false alarms” of rogue client detections.</text:p>
      <text:list xml:id="list5722178763011" text:continue-numbering="true" text:style-name="WWNum2">
        <text:list-item>
          <text:list>
            <text:list-item>
              <text:list>
                <text:list-item>
                  <text:h text:style-name="P77" text:outline-level="3"><text:bookmark-start text:name="__RefHeading___Toc5719_264680990"/>Rapidly changing MAC address impacts<text:bookmark-end text:name="__RefHeading___Toc5719_264680990"/></text:h>
                </text:list-item>
              </text:list>
            </text:list-item>
          </text:list>
        </text:list-item>
      </text:list>
      <text:p text:style-name="P29">The faster the speed of change the more difficult to detect and/or track down rogue devices, so rapidly changing MAC addresses makes the above issues worse<text:bookmark text:name="_GoBack"/>.</text:p>
      <text:list xml:id="list5720768595982" text:continue-numbering="true" text:style-name="WWNum2">
        <text:list-item>
          <text:list>
            <text:list-item>
              <text:h text:style-name="P73" text:outline-level="2"><text:bookmark-start text:name="__RefHeading___Toc22750_2140853016"/>Customer Support and Troubleshooting<text:bookmark-end text:name="__RefHeading___Toc22750_2140853016"/></text:h>
            </text:list-item>
          </text:list>
        </text:list-item>
      </text:list>
      <text:p text:style-name="P25"><text:span text:style-name="T55">Service providers are deploying wireless gateways in residential environments. With about </text:span><text:span text:style-name="T60">two thirds of customer complaints related to W</text:span><text:span text:style-name="T61">LAN</text:span><text:span text:style-name="T60">, operators </text:span><text:span text:style-name="T61">have to be able</text:span><text:span text:style-name="T60"> to provide </text:span><text:span text:style-name="T61">top-notch</text:span><text:span text:style-name="T60"> technical support when a subscriber faces W</text:span><text:span text:style-name="T61">LAN-</text:span><text:span text:style-name="T60">related issues. </text:span></text:p>
      <text:p text:style-name="P23"/>
      <text:p text:style-name="P25"><text:soft-page-break/><text:span text:style-name="T60">As an example, a subscriber has 16 devices connected to </text:span><text:span text:style-name="T61">their</text:span><text:span text:style-name="T60"> </text:span><text:span text:style-name="T64">802.11</text:span><text:span text:style-name="T60"> network. </text:span><text:span text:style-name="T61">They have</text:span><text:span text:style-name="T60"> set-up different SSIDs for </text:span><text:span text:style-name="T61">their</text:span><text:span text:style-name="T60"> guests, </text:span><text:span text:style-name="T61">their</text:span><text:span text:style-name="T60"> kids, and </text:span><text:span text:style-name="T61">their</text:span><text:span text:style-name="T60"> personal devices.  The subscriber is experi</text:span><text:span text:style-name="T61">encing</text:span><text:span text:style-name="T60"> connectivity and low performance issue on </text:span><text:span text:style-name="T61">their </text:span><text:span text:style-name="T60">wireless network. When </text:span><text:span text:style-name="T61">they</text:span><text:span text:style-name="T60"> call the technical customer center, the technician is able to identify the MAC address of the faulty device and ask the subscriber to reset its device and reconnect to the wireless network.  </text:span></text:p>
      <text:list xml:id="list5722697516180" text:continue-numbering="true" text:style-name="WWNum2">
        <text:list-item>
          <text:list>
            <text:list-item>
              <text:list>
                <text:list-item>
                  <text:h text:style-name="P78" text:outline-level="3"><text:bookmark-start text:name="__RefHeading___Toc22744_2140853016"/><text:span text:style-name="T22">Local-ID</text:span><text:span text:style-name="T23"> or Changing</text:span> MAC address impacts<text:bookmark-end text:name="__RefHeading___Toc22744_2140853016"/></text:h>
                </text:list-item>
              </text:list>
            </text:list-item>
          </text:list>
        </text:list-item>
      </text:list>
      <text:p text:style-name="Standard"><text:span text:style-name="T60">The technician uses the MAC address OUI of the device to point out the device manufacturer to the subscriber. </text:span><text:span text:style-name="T55">If the device uses a locally administered </text:span><text:span text:style-name="T65">Local-ID</text:span><text:span text:style-name="T55"> </text:span><text:span text:style-name="T68">or Changing </text:span><text:span text:style-name="T55">MAC address, the subscriber must </text:span><text:span text:style-name="T67">determine and </text:span><text:span text:style-name="T55">check the </text:span><text:span text:style-name="T67">Local-ID </text:span><text:span text:style-name="T68">or Changing </text:span><text:span text:style-name="T55">MAC address of each individual device to figure out the faulty device, increasing the troubleshooting time. Troubleshooting is also more difficult if the device uses a different MAC address per SSID.</text:span></text:p>
      <text:list xml:id="list5722603337692" text:continue-numbering="true" text:style-name="WWNum2">
        <text:list-item>
          <text:list>
            <text:list-item>
              <text:list>
                <text:list-item>
                  <text:h text:style-name="P78" text:outline-level="3"><text:bookmark-start text:name="__RefHeading___Toc5707_2646809901"/>Rapidly changing MAC address impacts<text:bookmark-end text:name="__RefHeading___Toc5707_2646809901"/></text:h>
                </text:list-item>
              </text:list>
            </text:list-item>
          </text:list>
        </text:list-item>
      </text:list>
      <text:p text:style-name="Standard">A <text:span text:style-name="T86">R</text:span>apidly <text:span text:style-name="T86">C</text:span>hanging MAC address (i.e. every 24 hours or less) will impact the ability of troubleshooting the <text:span text:style-name="T19">802.11</text:span> network, especially when intermittent issues are observed over long period of time.</text:p>
      <text:list xml:id="list5721757526303" text:continue-numbering="true" text:style-name="WWNum2">
        <text:list-item>
          <text:list>
            <text:list-item>
              <text:h text:style-name="P73" text:outline-level="2"><text:bookmark-start text:name="__RefHeading___Toc22752_2140853016"/>Residential Wireless Gateway with Hotspot<text:bookmark-end text:name="__RefHeading___Toc22752_2140853016"/></text:h>
            </text:list-item>
          </text:list>
        </text:list-item>
      </text:list>
      <text:p text:style-name="P26"><text:span text:style-name="T55">Service providers are deploying residential wireless gateways with public hotspots to expand their network coverage and capacity. With millions of hotspots available, subscribers can enjoy the benefit of complementary and seamless </text:span><text:span text:style-name="T66">802.11</text:span><text:span text:style-name="T55"> connectivity while on the go. When a subscriber is at home, however, </text:span><text:span text:style-name="T63">their</text:span><text:span text:style-name="T55"> devices should connect to the wireless home network rather than the hotspot available on the residential gateway. If a device connects to the hotspot, the subscriber doesn’t have access to </text:span><text:span text:style-name="T63">their</text:span><text:span text:style-name="T55"> local network, cannot print files or access</text:span><text:span text:style-name="T63"> storage attached to the</text:span><text:span text:style-name="T55"> network</text:span><text:span text:style-name="T63">.</text:span><text:span text:style-name="T55"> </text:span><text:span text:style-name="T63">Neither can they</text:span><text:span text:style-name="T55"> enjoy </text:span><text:span text:style-name="T63">their</text:span><text:span text:style-name="T55"> gigabit subscription</text:span><text:span text:style-name="T63">. </text:span><text:span text:style-name="T55">The gateway can prevent “home devices” </text:span><text:span text:style-name="T67">from</text:span><text:span text:style-name="T55"> connect</text:span><text:span text:style-name="T67">ing</text:span><text:span text:style-name="T55"> to the hotspot based on their </text:span><text:span text:style-name="T67">expected unique </text:span><text:span text:style-name="T55">MAC address. </text:span></text:p>
      <text:list xml:id="list5722014331446" text:continue-numbering="true" text:style-name="WWNum2">
        <text:list-item>
          <text:list>
            <text:list-item>
              <text:list>
                <text:list-item>
                  <text:h text:style-name="P79" text:outline-level="3"><text:bookmark-start text:name="__RefHeading___Toc22746_2140853016"/><text:span text:style-name="T22">Local-ID</text:span> MAC address impacts<text:bookmark-end text:name="__RefHeading___Toc22746_2140853016"/></text:h>
                </text:list-item>
              </text:list>
            </text:list-item>
          </text:list>
        </text:list-item>
      </text:list>
      <text:p text:style-name="Standard">When a device uses a different MAC address per SSID, the gateway cannot enforce the device connect<text:span text:style-name="T77">ion</text:span> to the home network rather than the hotspot. The subscriber has to manually connect <text:span text:style-name="T72">their</text:span> device to the home SSID. </text:p>
      <text:list xml:id="list5721000141441" text:continue-numbering="true" text:style-name="WWNum2">
        <text:list-item>
          <text:list>
            <text:list-item>
              <text:list>
                <text:list-item>
                  <text:h text:style-name="P79" text:outline-level="3"><text:bookmark-start text:name="__RefHeading___Toc22748_2140853016"/>Rapidly changing MAC address impacts<text:bookmark-end text:name="__RefHeading___Toc22748_2140853016"/></text:h>
                </text:list-item>
              </text:list>
            </text:list-item>
          </text:list>
        </text:list-item>
      </text:list>
      <text:p text:style-name="Standard"><text:span text:style-name="T60">The impact is similar the </text:span><text:span text:style-name="T65">Local-ID</text:span><text:span text:style-name="T62"> MAC address case.</text:span></text:p>
      <text:list xml:id="list5721534362644" text:continue-numbering="true" text:style-name="WWNum2">
        <text:list-item>
          <text:list>
            <text:list-item>
              <text:h text:style-name="P75" text:outline-level="2"><text:bookmark-start text:name="__RefHeading___Toc8056_1187974309"/>Pervasive surveillance<text:bookmark-end text:name="__RefHeading___Toc8056_1187974309"/></text:h>
            </text:list-item>
          </text:list>
        </text:list-item>
      </text:list>
      <text:p text:style-name="P29">Some organizations, both public and private, have a strong desire to monitor people in their behavior and habits. Having a device constantly emitting a unique identifier can help such these organizations surveil people. When people move around, sensors that passively detect these unique identifier emissions can make note of the identifier. Time and location of the sensor can combine with this datum to create a large database of information that can enable tracking of people. Habits can be recorded and observed and deviations from an established baseline can result in an alert regarding the person’s behavior. Artificial intelligence and big data analytics can use this database of information to facilitate this effort. A database of who is where and when can <text:soft-page-break/>be used for a multitude of purposes, some benign and some nefarious. Records in the database can be used as evidence in a government’s case against a citizen, and personal, and private information about people can be sold without their knowledge or approval. </text:p>
      <text:p text:style-name="P29"/>
      <text:p text:style-name="P29">802.11 is an obvious technology to build such a surveillance apparatus. Fixed MAC addresses will be used in mobile devices even when SIM cards are swapped out or removed. Laptops typically do not have a method of network access that is not bound to a MAC address. The tendency of unconnected devices to find a network results in active probing which can be passively detected, thereby enabling the surveillance apparatus. Indeed, the very nature of 802.11 network discovery and connection establishment compels exposure of MAC addresses and there is no way to disable their use. Using 802.11 to construct a surveillance database is an obvious choice.</text:p>
      <text:list xml:id="list5722071534844" text:continue-numbering="true" text:style-name="WWNum2">
        <text:list-item>
          <text:list>
            <text:list-item>
              <text:list>
                <text:list-item>
                  <text:h text:style-name="P77" text:outline-level="3"><text:bookmark-start text:name="__RefHeading___Toc8058_1187974309"/>Local-ID and Changing MAC address impacts<text:bookmark-end text:name="__RefHeading___Toc8058_1187974309"/></text:h>
                </text:list-item>
              </text:list>
            </text:list-item>
          </text:list>
        </text:list-item>
      </text:list>
      <text:p text:style-name="P30">When a device uses a random MAC address it will be more difficult for organizations to accurately determine who the person using that address is. It will be necessary to obtain personally identifiable information from other sources in order to create records, thereby weakening the integrity of the database or making it more expensive to establish. Some people may slip through the system and may not be capable of being monitored by agents using the database.</text:p>
      <text:list xml:id="list5722572130866" text:continue-numbering="true" text:style-name="WWNum2">
        <text:list-item>
          <text:list>
            <text:list-item>
              <text:list>
                <text:list-item>
                  <text:h text:style-name="P77" text:outline-level="3"><text:bookmark-start text:name="__RefHeading___Toc8060_1187974309"/>Rapidly changing MAC address impacts<text:bookmark-end text:name="__RefHeading___Toc8060_1187974309"/></text:h>
                </text:list-item>
              </text:list>
            </text:list-item>
          </text:list>
        </text:list-item>
      </text:list>
      <text:p text:style-name="P30">A rapidly changing MAC (e.g. every minute) will result in the surveillance apparatus inputting increasingly worthless information into the database, eventually making the database unusable. The number of people detected by a sensor cannot be accurate, thereby denying the surveillance organization useful information. Even when other personally identifiable information can be assigned to a gleaned random MAC address, when the address changes the binding is lost. The more rapidly MAC addreesses change the harder it becomes to use 802.11 to build the surveillance database. </text:p>
      <text:list xml:id="list5722736529877" text:continue-numbering="true" text:style-name="WWNum2">
        <text:list-item>
          <text:h text:style-name="P85" text:outline-level="1"><text:bookmark-start text:name="__RefHeading___Toc5303_3726045101"/>Required .11 features for enabling use-cases<text:bookmark-end text:name="__RefHeading___Toc5303_3726045101"/></text:h>
        </text:list-item>
      </text:list>
      <text:p text:style-name="P19">Different methods can be used to enable each of the use-cases addressed in section 3. <text:span text:style-name="T52">T</text:span>he group has considered<text:span text:style-name="T52"> remedial</text:span> features in the following <text:span text:style-name="T52">broad </text:span>categories:</text:p>
      <text:p text:style-name="P5"/>
      <table:table table:name="Table2" table:style-name="Table2">
        <table:table-column table:style-name="Table2.A"/>
        <table:table-column table:style-name="Table2.B"/>
        <table:table-column table:style-name="Table2.C"/>
        <table:table-column table:style-name="Table2.D" table:number-columns-repeated="3"/>
        <table:table-column table:style-name="Table2.G"/>
        <table:table-column table:style-name="Table2.H"/>
        <table:table-column table:style-name="Table2.G"/>
        <table:table-column table:style-name="Table2.J"/>
        <table:table-column table:style-name="Table2.K"/>
        <table:table-column table:style-name="Table2.L"/>
        <table:table-row table:style-name="Table2.1">
          <table:table-cell table:style-name="Table2.A1" office:value-type="string">
            <text:p text:style-name="P54"><text:span text:style-name="T54">Possible enabling</text:span> <text:span text:style-name="T54">measures </text:span>\ </text:p>
            <text:p text:style-name="P54">Use-case <text:span text:style-name="T36">in section</text:span></text:p>
          </table:table-cell>
          <table:table-cell table:style-name="Table2.A1" office:value-type="string">
            <text:p text:style-name="P53"><text:span text:style-name="T69">3.</text:span>1</text:p>
          </table:table-cell>
          <table:table-cell table:style-name="Table2.A1" office:value-type="string">
            <text:p text:style-name="P53"><text:span text:style-name="T69">3.</text:span>2</text:p>
          </table:table-cell>
          <table:table-cell table:style-name="Table2.A1" office:value-type="string">
            <text:p text:style-name="P55"><text:span text:style-name="T69">3</text:span>.<text:span text:style-name="T87">3</text:span></text:p>
          </table:table-cell>
          <table:table-cell table:style-name="Table2.A1" office:value-type="string">
            <text:p text:style-name="P57">3.4</text:p>
          </table:table-cell>
          <table:table-cell table:style-name="Table2.A1" office:value-type="string">
            <text:p text:style-name="P55"><text:span text:style-name="T69">3</text:span>.<text:span text:style-name="T87">5</text:span></text:p>
          </table:table-cell>
          <table:table-cell table:style-name="Table2.A1" office:value-type="string">
            <text:p text:style-name="P57">3.6</text:p>
          </table:table-cell>
          <table:table-cell table:style-name="Table2.A1" office:value-type="string">
            <text:p text:style-name="P57">3.7</text:p>
          </table:table-cell>
          <table:table-cell table:style-name="Table2.A1" office:value-type="string">
            <text:p text:style-name="P56">3.<text:span text:style-name="T87">8</text:span></text:p>
          </table:table-cell>
          <table:table-cell table:style-name="Table2.A1" office:value-type="string">
            <text:p text:style-name="P58">3.<text:span text:style-name="T87">9</text:span></text:p>
          </table:table-cell>
          <table:table-cell table:style-name="Table2.A1" office:value-type="string">
            <text:p text:style-name="P58">3.1<text:span text:style-name="T87">0</text:span></text:p>
          </table:table-cell>
          <table:table-cell table:style-name="Table2.L1" office:value-type="string">
            <text:p text:style-name="P63">3.11</text:p>
          </table:table-cell>
        </table:table-row>
        <table:table-row table:style-name="Table2.2">
          <table:table-cell table:style-name="Table2.A2" office:value-type="string">
            <text:p text:style-name="P52"><text:span text:style-name="T36">A smallest interval between </text:span>MAC address <text:span text:style-name="T36">changes</text:span></text:p>
          </table:table-cell>
          <table:table-cell table:style-name="Table2.B2" office:value-type="string">
            <text:p text:style-name="Table_20_Contents">X</text:p>
          </table:table-cell>
          <table:table-cell table:style-name="Table2.B2" office:value-type="string">
            <text:p text:style-name="Table_20_Contents"/>
          </table:table-cell>
          <table:table-cell table:style-name="Table2.B2" office:value-type="string">
            <text:p text:style-name="Table_20_Contents">X</text:p>
          </table:table-cell>
          <table:table-cell table:style-name="Table2.B2" office:value-type="string">
            <text:p text:style-name="Table_20_Contents">X</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
          </table:table-cell>
          <table:table-cell table:style-name="Table2.B2" office:value-type="string">
            <text:p text:style-name="P59"/>
          </table:table-cell>
          <table:table-cell table:style-name="Table2.B2" office:value-type="string">
            <text:p text:style-name="P59"/>
          </table:table-cell>
          <table:table-cell table:style-name="Table2.L2" office:value-type="string">
            <text:p text:style-name="P59"/>
          </table:table-cell>
        </table:table-row>
        <table:table-row table:style-name="Table2.2">
          <table:table-cell table:style-name="Table2.A2" office:value-type="string">
            <text:p text:style-name="P52"><text:span text:style-name="T35">Recommendations for naming of </text:span>SSID</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X</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B2" office:value-type="string">
            <text:p text:style-name="P59"/>
          </table:table-cell>
          <table:table-cell table:style-name="Table2.B2" office:value-type="string">
            <text:p text:style-name="P59"/>
          </table:table-cell>
          <table:table-cell table:style-name="Table2.L2" office:value-type="string">
            <text:p text:style-name="P59"/>
          </table:table-cell>
        </table:table-row>
        <table:table-row table:style-name="Table2.2">
          <table:table-cell table:style-name="Table2.A2" office:value-type="string">
            <text:p text:style-name="P54"><text:span text:style-name="T37">Introduction of a</text:span>lternative<text:span text:style-name="T37"> layer 2</text:span></text:p>
            <text:p text:style-name="P54">identifiers<text:span text:style-name="T72"> and method for carrying this identifier without breaking privacy</text:span></text:p>
          </table:table-cell>
          <table:table-cell table:style-name="Table2.B2" office:value-type="string">
            <text:p text:style-name="Table_20_Contents"/>
          </table:table-cell>
          <table:table-cell table:style-name="Table2.B2" office:value-type="string">
            <text:p text:style-name="Table_20_Contents">X</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X</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X</text:p>
          </table:table-cell>
          <table:table-cell table:style-name="Table2.B2" office:value-type="string">
            <text:p text:style-name="P60">X</text:p>
          </table:table-cell>
          <table:table-cell table:style-name="Table2.B2" office:value-type="string">
            <text:p text:style-name="P60">X</text:p>
          </table:table-cell>
          <table:table-cell table:style-name="Table2.L2" office:value-type="string">
            <text:p text:style-name="P61">X</text:p>
          </table:table-cell>
        </table:table-row>
        <table:table-row table:style-name="Table2.2">
          <table:table-cell table:style-name="Table2.A2" office:value-type="string">
            <text:p text:style-name="P53">Correlation of information elements</text:p>
          </table:table-cell>
          <table:table-cell table:style-name="Table2.B2" office:value-type="string">
            <text:p text:style-name="Table_20_Contents">X</text:p>
          </table:table-cell>
          <table:table-cell table:style-name="Table2.B2" office:value-type="string">
            <text:p text:style-name="Table_20_Contents"/>
          </table:table-cell>
          <table:table-cell table:style-name="Table2.B2" office:value-type="string">
            <text:p text:style-name="Table_20_Contents">X</text:p>
          </table:table-cell>
          <table:table-cell table:style-name="Table2.B2" office:value-type="string">
            <text:p text:style-name="Table_20_Contents">X</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X</text:p>
          </table:table-cell>
          <table:table-cell table:style-name="Table2.B2" office:value-type="string">
            <text:p text:style-name="Table_20_Contents"/>
          </table:table-cell>
          <table:table-cell table:style-name="Table2.B2" office:value-type="string">
            <text:p text:style-name="P59"/>
          </table:table-cell>
          <table:table-cell table:style-name="Table2.B2" office:value-type="string">
            <text:p text:style-name="P59"/>
          </table:table-cell>
          <table:table-cell table:style-name="Table2.L2" office:value-type="string">
            <text:p text:style-name="P62">X</text:p>
          </table:table-cell>
        </table:table-row>
      </table:table>
      <text:list xml:id="list5721282171892" text:continue-numbering="true" text:style-name="WWNum2">
        <text:list-item>
          <text:list>
            <text:list-item>
              <text:h text:style-name="P73" text:outline-level="2"><text:bookmark-start text:name="__RefHeading___Toc5721_264680990"/><text:soft-page-break/>MAC address change timing<text:bookmark-end text:name="__RefHeading___Toc5721_264680990"/></text:h>
            </text:list-item>
          </text:list>
        </text:list-item>
      </text:list>
      <text:p text:style-name="P67"><text:span text:style-name="T78">Infrastructure connection steering, and airport queue measurement and grocery store flow analysis</text:span><text:span text:style-name="T79"> use</text:span><text:span text:style-name="T80">-</text:span><text:span text:style-name="T79">cases </text:span>are all possible as long as the MAC address does not change too often. Recommendations for, or mechanisms to control, the timing at which the client changes its MAC address while probing can manage the loss of correlation. </text:p>
      <text:p text:style-name="P10"/>
      <text:p text:style-name="P10">The current proposed defaults <text:span text:style-name="T30">from a major deployer of accessible, default MAC address randomization for end-users </text:span>duration of a MAC address pertaining to an un-associated device is 30 minutes. This is not expected to unduly interfere with the<text:span text:style-name="T81">se</text:span> use-cases <text:span text:style-name="T81">(although, at times, it may be too short for airport security queue measurement)</text:span>.</text:p>
      <text:list xml:id="list5722305475418" text:continue-numbering="true" text:style-name="WWNum2">
        <text:list-item>
          <text:list>
            <text:list-item>
              <text:h text:style-name="P73" text:outline-level="2"><text:bookmark-start text:name="__RefHeading___Toc5723_264680990"/>Alternative identifiers<text:bookmark-end text:name="__RefHeading___Toc5723_264680990"/></text:h>
            </text:list-item>
          </text:list>
        </text:list-item>
      </text:list>
      <text:p text:style-name="P11">Access control and arrival detection in a home environment<text:span text:style-name="T100">,</text:span> <text:span text:style-name="T82">grocery store frequent shopper notifications </text:span><text:span text:style-name="T84">and pervasive surveillance </text:span><text:span text:style-name="T83">use-cases </text:span>would be possible if there was a method for an infrastructure network to recognize a client device after they have been apart for a long time and the device has changed its MAC address.<text:span text:style-name="T30"> </text:span></text:p>
      <text:p text:style-name="P10"/>
      <text:p text:style-name="P10">This method must not introduce privacy concerns by exposing personal information about the presence of individuals at home (or decide that this is not a significant privacy concern).<text:span text:style-name="T30"> It must also not introduce privacy concerns by exposing trackable information about the individual to third-parties.</text:span></text:p>
      <text:p text:style-name="P10"/>
      <text:p text:style-name="P12"><text:span text:style-name="T37">One s</text:span>uch solution has been discussed in IEEE 802.11 ARC SC and IEEE 802.11 RCM TIG (see doc.: IEEE 802.11-19/179).</text:p>
      <text:list xml:id="list5722769594550" text:continue-numbering="true" text:style-name="WWNum2">
        <text:list-item>
          <text:list>
            <text:list-item>
              <text:h text:style-name="P73" text:outline-level="2"><text:bookmark-start text:name="__RefHeading___Toc5725_264680990"/>Issue recommendations on SSID assignments<text:bookmark-end text:name="__RefHeading___Toc5725_264680990"/></text:h>
            </text:list-item>
          </text:list>
        </text:list-item>
      </text:list>
      <text:p text:style-name="P9"><text:span text:style-name="T81">The Infrastructure with different SSIDs per band use-case </text:span><text:s/>would be mitigated if there were recommendations that infrastructure networks that are actually a single LAN be deployed using a single SSID across the entire network, including multiple APs and multiple bands.</text:p>
      <text:p text:style-name="P9"/>
      <text:p text:style-name="P8">Such recommendations could be issued by those bodies that <text:span text:style-name="T81">influence</text:span> network operators, and may not need to be issued by the IEEE 802.11 WG.<text:span text:style-name="T36"> They could also be placed in an annex to the 802.11 standard.</text:span></text:p>
      <text:list xml:id="list5721218801966" text:continue-numbering="true" text:style-name="WWNum2">
        <text:list-item>
          <text:list>
            <text:list-item>
              <text:h text:style-name="P73" text:outline-level="2"><text:bookmark-start text:name="__RefHeading___Toc5727_264680990"/><text:span text:style-name="T37">C</text:span>orrelation<text:span text:style-name="T37"> of information elements</text:span><text:bookmark-end text:name="__RefHeading___Toc5727_264680990"/></text:h>
            </text:list-item>
          </text:list>
        </text:list-item>
      </text:list>
      <text:p text:style-name="P27"><text:span text:style-name="T31">An alternative way of enabling</text:span><text:span text:style-name="T33"> the Infrastructure connection steering, </text:span><text:span text:style-name="T34">pervasive surveillance </text:span><text:span text:style-name="T33">and airport queue measurement and grocery store flow analysis</text:span><text:span text:style-name="T31"> use-cases is </text:span><text:soft-page-break/><text:span text:style-name="T31">to provide another method of <text:s/>recognizing when traffic from a device while not associated is from the same device</text:span><text:span text:style-name="T32"> </text:span><text:span text:style-name="T31">(</text:span><text:span text:style-name="T32">p</text:span><text:span text:style-name="T31">robing across channels and bands). This could be a method for an infrastructure network to correlate a client device’s traffic, despite its use of more than one MAC address in that traffic.</text:span></text:p>
      <text:list xml:id="list5722558026882" text:continue-numbering="true" text:style-name="WWNum2">
        <text:list-item>
          <text:h text:style-name="P82" text:outline-level="1"><text:bookmark-start text:name="__RefHeading___Toc5311_3726045101"/>Recommendations<text:span text:style-name="T37"> to 802.11 leadership team</text:span><text:bookmark-end text:name="__RefHeading___Toc5311_3726045101"/></text:h>
          <text:list>
            <text:list-item>
              <text:h text:style-name="P76" text:outline-level="2"><text:bookmark-start text:name="__RefHeading___Toc5313_3726045101"/>Future work<text:bookmark-end text:name="__RefHeading___Toc5313_3726045101"/></text:h>
            </text:list-item>
          </text:list>
        </text:list-item>
      </text:list>
      <text:p text:style-name="P29"><text:span text:style-name="T91">Having considered the use-cases presented in section 3</text:span><text:span text:style-name="T92"> </text:span><text:span text:style-name="T91">RCM TIG found that there is a need for IEEE 802.11 future work </text:span><text:span text:style-name="T93">on</text:span><text:span text:style-name="T94"> issues directly affecting the operation of MAC and PHY. F</text:span><text:span text:style-name="T92">or example</text:span><text:span text:style-name="T94">,</text:span><text:span text:style-name="T92"> the use-cases on </text:span><text:span text:style-name="T94">Initial Infrastructure Connection</text:span><text:span text:style-name="T92"> Steering </text:span><text:span text:style-name="T94">(section 3.1) </text:span><text:span text:style-name="T92">and </text:span><text:span text:style-name="T94">Customer Support and </text:span><text:span text:style-name="T92">Troubleshooting</text:span><text:span text:style-name="T94"> (section 3.9) raise such concerns. Such work might have the aim of producing</text:span><text:span text:style-name="T95"> a</text:span><text:span text:style-name="T93">n amendment to the Standard</text:span><text:span text:style-name="T95"> implementing some of the mitigation strategies described in Section 4</text:span><text:span text:style-name="T91">. </text:span><text:span text:style-name="T96">O</text:span><text:span text:style-name="T94">ther use-cases in Section 3</text:span><text:span text:style-name="T91">, </text:span><text:span text:style-name="T96">in support of users of 802.11 technologies, might also be </text:span><text:span text:style-name="T97">facilita</text:span><text:span text:style-name="T96">ted by such work and/or </text:span><text:span text:style-name="T94">there might be a need for</text:span><text:span text:style-name="T91"> a Recommended Practice</text:span><text:span text:style-name="T94"> in the form of</text:span><text:span text:style-name="T91"> <text:s/>an annex to the standard. </text:span><text:span text:style-name="T97">We recommend t</text:span><text:span text:style-name="T96">his work not compromise current levels of privacy protection afforded by the IEEE 802.11 standard.</text:span></text:p>
      <text:p text:style-name="P80"/>
      <text:p text:style-name="P28"><text:span text:style-name="T90">The TIG recommends that IEEE 802.11 WG <text:s/>consider </text:span><text:span text:style-name="T97">forming a Study Group to</text:span><text:span text:style-name="T98"> write a PAR and CSD to start a project based on these topics</text:span><text:span text:style-name="T90">.</text:span></text:p>
      <text:list xml:id="list5720671308828" text:continue-numbering="true" text:style-name="WWNum2">
        <text:list-item>
          <text:list>
            <text:list-item>
              <text:h text:style-name="P73" text:outline-level="2"><text:bookmark-start text:name="__RefHeading___Toc5315_3726045101"/>Broader work on privacy<text:bookmark-end text:name="__RefHeading___Toc5315_3726045101"/></text:h>
            </text:list-item>
          </text:list>
        </text:list-item>
      </text:list>
      <text:p text:style-name="P13">Throughout the work of RCM TIG, it has been evident that there is a desire in IEEE 802.11 to discuss broader privacy topics relating to <text:span text:style-name="T81">802</text:span>.11 technologies. RCM TIG therefore recommends <text:span text:style-name="T88">that IEEE 802.11 WG consider examining</text:span> a broader range of privacy issues relating to <text:span text:style-name="T81">802</text:span>.11 networks<text:span text:style-name="T88"> that this TIG was not able to address</text:span>.</text:p>
      <text:p text:style-name="P13"/>
      <text:h text:style-name="Heading_20_1" text:outline-level="1" text:is-list-header="true"><text:bookmark-start text:name="__RefHeading___Toc5319_3726045101"/><text:bookmark-end text:name="__RefHeading___Toc5319_3726045101"/></text:h>
      <text:p text:style-name="P4"/>
      <text:p text:style-name="P31"/>
      <text:h text:style-name="P86" text:outline-level="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Nimbus Roman1" svg:font-family="'Nimbus Roman'" style:font-pitch="variable"/>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Helvetica Neue" svg:font-family="'Helvetica Neue'" style:font-family-generic="roman" style:font-pitch="variable"/>
    <style:font-face style:name="Nimbus Roman" svg:font-family="'Nimbus Roman'"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Arial1" svg:font-family="Arial" style:font-family-generic="swiss" style:font-pitch="variable"/>
    <style:font-face style:name="AR PL UMing CN" svg:font-family="'AR PL UMing CN'"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MS Mincho" svg:font-family="'MS Mincho'"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宋体1"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GB" style:letter-kerning="false" style:font-name-asian="宋体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GB" style:letter-kerning="false" style:font-name-asian="宋体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GB" style:letter-kerning="false" style:font-name-asian="宋体1" style:font-family-asian="宋体"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DejaVu Sans" fo:font-family="'DejaVu Sans'" style:font-family-generic="roman"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222in" fo:margin-bottom="0in" loext:contextual-spacing="false" fo:keep-together="always" fo:keep-with-next="always"/>
      <style:text-properties style:font-name="Arial" fo:font-family="Arial" style:font-family-generic="roman" style:font-pitch="variable" fo:font-size="16pt" style:text-underline-style="solid" style:text-underline-width="auto" style:text-underline-color="font-color" fo:font-weight="bold" style:font-size-asian="16pt" style:font-weight-asian="bold"/>
    </style:style>
    <style:style style:name="Heading_20_2" style:display-name="Heading 2" style:family="paragraph" style:parent-style-name="Title" style:next-style-name="Standard" style:default-outline-level="2" style:class="text">
      <style:paragraph-properties fo:margin-top="0.1945in" fo:margin-bottom="0.0835in" loext:contextual-spacing="false" fo:keep-together="always" fo:keep-with-next="always"/>
      <style:text-properties style:font-name="Arial1" fo:font-family="Arial" style:font-family-generic="swiss" style:font-pitch="variable" fo:font-size="14pt" fo:font-weight="normal" style:font-size-asian="14pt" style:font-weight-asian="normal"/>
    </style:style>
    <style:style style:name="Title" style:family="paragraph" style:parent-style-name="Standard" style:next-style-name="Standard" style:default-outline-level="1" style:list-style-name="" style:class="chapter">
      <style:paragraph-properties fo:margin-top="0.1665in" fo:margin-bottom="0.0417in" loext:contextual-spacing="false"/>
      <style:text-properties style:font-name="Calibri Light" fo:font-family="'Calibri Light'" style:font-family-generic="roman" style:font-pitch="variable" fo:font-size="16pt" style:text-underline-style="solid" style:text-underline-width="auto" style:text-underline-color="font-color" fo:font-weight="bold" style:font-name-asian="宋体1"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3" style:display-name="Heading 3" style:family="paragraph" style:parent-style-name="Heading_20_2" style:next-style-name="Standard" style:default-outline-level="3" style:class="text">
      <style:paragraph-properties fo:margin-top="0.1665in" fo:margin-bottom="0.0835in" loext:contextual-spacing="false"/>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945in" fo:margin-bottom="0.2016in" loext:contextual-spacing="false" fo:line-height="156%" fo:keep-together="always" fo:keep-with-next="always"/>
      <style:text-properties style:font-name="Calibri Light" fo:font-family="'Calibri Light'" style:font-family-generic="roman" style:font-pitch="variable" fo:font-size="14pt" fo:font-weight="bold" style:font-name-asian="宋体1"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style:font-name-asian="宋体1" style:font-family-asian="宋体"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宋体1" style:font-family-asian="宋体" style:font-family-generic-asian="system" style:font-pitch-asian="variable" style:font-name-complex="Times New Roman1"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tyle="italic" style:font-name-asian="宋体1" style:font-family-asian="宋体"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宋体1" style:font-family-asian="宋体"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宋体1" style:font-family-asian="宋体"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Footer" style:family="paragraph" style:parent-style-name="Standard" style:default-outline-level="" style:class="extra">
      <style:paragraph-properties fo:padding-left="0in" fo:padding-right="0in" fo:padding-top="0.0138in" fo:padding-bottom="0in" fo:border-left="none" fo:border-right="none" fo:border-top="0.74pt solid #000000" fo:border-bottom="none" text:number-lines="false" text:line-number="0">
        <style:tab-stops>
          <style:tab-stop style:position="4.5in" style:type="center"/>
          <style:tab-stop style:position="9in" style:type="right"/>
        </style:tab-stops>
      </style:paragraph-properties>
      <style:text-properties fo:font-size="12pt" style:font-size-asian="12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74pt solid #000000" text:number-lines="false" text:line-number="0">
        <style:tab-stops>
          <style:tab-stop style:position="4.5in" style:type="center"/>
          <style:tab-stop style:position="9in" style:type="right"/>
        </style:tab-stops>
      </style:paragraph-properties>
      <style:text-properties fo:font-size="14pt" fo:font-weight="bold" style:font-size-asian="14pt" style:font-weight-asian="bold"/>
    </style:style>
    <style:style style:name="T1" style:family="paragraph" style:parent-style-name="Standard" style:default-outline-level="">
      <style:paragraph-properties fo:text-align="center" style:justify-single-word="false"/>
      <style:text-properties fo:font-size="14pt" fo:font-weight="bold" style:font-size-asian="14pt" style:font-weight-asian="bold"/>
    </style:style>
    <style:style style:name="T2" style:family="paragraph" style:parent-style-name="T1" style:default-outline-level="">
      <style:paragraph-properties fo:margin-left="0.5in" fo:margin-right="0.5in" fo:margin-top="0in" fo:margin-bottom="0.1665in" loext:contextual-spacing="false" fo:text-indent="0in" style:auto-text-indent="false"/>
    </style:style>
    <style:style style:name="T3" style:family="paragraph" style:parent-style-name="T1" style:default-outline-level="">
      <style:paragraph-properties fo:margin-top="0in" fo:margin-bottom="0.1665in" loext:contextual-spacing="false" fo:text-align="start" style:justify-single-word="false" fo:padding-left="0in" fo:padding-right="0in" fo:padding-top="0in" fo:padding-bottom="0.0138in" fo:border-left="none" fo:border-right="none" fo:border-top="none" fo:border-bottom="0.74pt solid #000000">
        <style:tab-stops>
          <style:tab-stop style:position="3.25in" style:type="center"/>
        </style:tab-stops>
      </style:paragraph-properties>
      <style:text-properties fo:font-size="12pt" fo:font-weight="normal" style:font-size-asian="12pt" style:font-weight-asian="normal"/>
    </style:style>
    <style:style style:name="Text_20_body_20_indent" style:display-name="Text body indent" style:family="paragraph" style:parent-style-name="Standard" style:default-outline-level="" style:class="text">
      <style:paragraph-properties fo:margin-left="0.5in" fo:margin-right="0in" fo:text-indent="-0.5in" style:auto-text-indent="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8%"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style>
    <style:style style:name="annotation_20_text" style:display-name="annotation text" style:family="paragraph" style:parent-style-name="Standard" style:default-outline-level="">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ody" style:family="paragraph" style:parent-style-name="Standard" style:default-outline-level="">
      <style:paragraph-properties fo:margin-top="0in" fo:margin-bottom="0.111in" loext:contextual-spacing="false" style:line-height-at-least="0.1528in"/>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font-weight-complex="bold"/>
    </style:style>
    <style:style style:name="Document_20_SubTitle" style:display-name="Document SubTitle" style:family="paragraph" style:parent-style-name="Standard" style:default-outline-level="">
      <style:paragraph-properties fo:margin-top="0in" fo:margin-bottom="0.0835in" loext:contextual-spacing="false" style:line-height-at-least="0.1528in" fo:text-align="center" style:justify-single-word="false"/>
      <style:text-properties style:font-name="Calibri" fo:font-family="Calibri" style:font-family-generic="roman" style:font-pitch="variable" fo:font-size="14pt" fo:language="en" fo:country="US" fo:font-weight="bold" style:font-name-asian="Calibri1" style:font-family-asian="Calibri" style:font-family-generic-asian="system" style:font-pitch-asian="variable" style:font-size-asian="14pt" style:font-weight-asian="bold" style:font-name-complex="Times New Roman1" style:font-family-complex="'Times New Roman'" style:font-family-generic-complex="system" style:font-pitch-complex="variable" style:font-size-complex="11pt" style:font-weight-complex="bold"/>
    </style:style>
    <style:style style:name="Contents_20_1" style:display-name="Contents 1" style:family="paragraph" style:parent-style-name="Body" style:next-style-name="Body" style:default-outline-level="" style:class="index">
      <style:paragraph-properties fo:margin-top="0.0835in" fo:margin-bottom="0.0835in" loext:contextual-spacing="false"/>
      <style:text-properties fo:text-transform="uppercase"/>
    </style:style>
    <style:style style:name="Contents_20_2" style:display-name="Contents 2" style:family="paragraph" style:parent-style-name="Body" style:next-style-name="Body" style:default-outline-level="" style:class="index">
      <style:paragraph-properties fo:margin-left="0.4in" fo:margin-right="0in" fo:text-indent="0in" style:auto-text-indent="false"/>
    </style:style>
    <style:style style:name="Contents_20_3" style:display-name="Contents 3" style:family="paragraph" style:parent-style-name="Body" style:next-style-name="Body" style:default-outline-level="" style:class="index">
      <style:paragraph-properties fo:margin-left="1in" fo:margin-right="0in" fo:text-indent="0in" style:auto-text-indent="false"/>
    </style:style>
    <style:style style:name="annotation_20_subject" style:display-name="annotation subject" style:family="paragraph" style:parent-style-name="annotation_20_text" style:next-style-name="annotation_20_text" style:default-outline-level="">
      <style:text-properties style:font-name="Times New Roman" fo:font-family="'Times New Roman'" style:font-family-generic="roman" style:font-pitch="variable" fo:font-size="11pt" fo:language="en" fo:country="GB" fo:font-weight="bold" style:font-name-asian="宋体1" style:font-family-asian="宋体"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font-weight-complex="bold"/>
    </style:style>
    <style:style style:name="TOC_20_Heading" style:display-name="TOC Heading" style:family="paragraph" style:parent-style-name="Heading_20_1" style:next-style-name="Standard" style:default-outline-level="" style:list-style-name="">
      <style:paragraph-properties fo:margin-top="0.1665in" fo:margin-bottom="0in" loext:contextual-spacing="false" fo:line-height="108%"/>
      <style:text-properties fo:color="#2e74b5" style:font-name="Calibri Light" fo:font-family="'Calibri Light'" style:font-family-generic="roman" style:font-pitch="variable" fo:language="en" fo:country="US" style:text-underline-style="none" fo:font-weight="normal" style:font-name-asian="宋体1" style:font-family-asian="宋体" style:font-family-generic-asian="system" style:font-pitch-asian="variable" style:language-asian="zh" style:country-asian="CN" style:font-weight-asian="normal" style:font-name-complex="Times New Roman1" style:font-family-complex="'Times New Roman'" style:font-family-generic-complex="system" style:font-pitch-complex="variable" style:font-size-complex="16pt"/>
    </style:style>
    <style:style style:name="标题4" style:family="paragraph" style:parent-style-name="Heading_20_3" style:default-outline-level="" style:list-style-name="">
      <style:text-properties fo:font-size="10.5pt" fo:font-weight="normal" style:font-size-asian="10.5pt" style:language-asian="zh" style:country-asian="CN" style:font-weight-asian="normal"/>
    </style:style>
    <style:style style:name="Default" style:family="paragraph" style:default-outline-level="">
      <style:paragraph-properties fo:text-align="start" style:justify-single-word="false" fo:orphans="2" fo:widows="2" style:writing-mode="lr-tb"/>
      <style:text-properties fo:color="#000000" style:font-name="Helvetica Neue" fo:font-family="'Helvetica Neue'" style:font-family-generic="roman" style:font-pitch="variable" fo:font-size="11pt" fo:language="en" fo:country="US" style:letter-kerning="false" style:font-name-asian="Helvetica Neue1" style:font-family-asian="'Helvetica Neue'" style:font-family-generic-asian="system" style:font-pitch-asian="variable" style:font-size-asian="11pt" style:language-asian="zh" style:country-asian="CN" style:font-name-complex="Helvetica Neue1" style:font-family-complex="'Helvetica Neue'" style:font-family-generic-complex="system" style:font-pitch-complex="variable" style:font-size-complex="11pt" style:language-complex="ar" style:country-complex="SA"/>
    </style:style>
    <style:style style:name="Footnote" style:family="paragraph" style:parent-style-name="Standard" style:default-outline-level="" style:class="extra">
      <style:text-properties fo:font-size="10pt" fo:language="en" fo:country="US" style:font-name-asian="Arial Unicode MS" style:font-family-asian="'Arial Unicode MS'" style:font-family-generic-asian="system" style:font-pitch-asian="variable" style:font-size-asian="10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宋体" fo:font-family="宋体" style:font-family-generic="roman" style:font-pitch="variable" fo:font-size="12pt" fo:language="en" fo:country="US" style:font-name-asian="宋体1" style:font-family-asian="宋体" style:font-family-generic-asian="system" style:font-pitch-asian="variable" style:font-size-asian="12pt" style:language-asian="zh" style:country-asian="CN" style:font-name-complex="宋体1" style:font-family-complex="宋体" style:font-family-generic-complex="system" style:font-pitch-complex="variable" style:font-size-complex="12pt"/>
    </style:style>
    <style:style style:name="Table_20_Style_20_1" style:display-name="Table Style 1" style:family="paragraph" style:default-outline-level="">
      <style:paragraph-properties fo:text-align="start" style:justify-single-word="false" fo:orphans="2" fo:widows="2" style:writing-mode="lr-tb"/>
      <style:text-properties fo:color="#000000" style:font-name="Helvetica Neue" fo:font-family="'Helvetica Neue'" style:font-family-generic="roman" style:font-pitch="variable" fo:font-size="11pt" fo:language="en" fo:country="US" fo:font-weight="bold" style:letter-kerning="false" style:font-name-asian="Helvetica Neue1" style:font-family-asian="'Helvetica Neue'" style:font-family-generic-asian="system" style:font-pitch-asian="variable" style:font-size-asian="11pt" style:language-asian="zh" style:country-asian="CN" style:font-weight-asian="bold" style:font-name-complex="Helvetica Neue1" style:font-family-complex="'Helvetica Neue'" style:font-family-generic-complex="system" style:font-pitch-complex="variable" style:font-size-complex="10pt" style:language-complex="ar" style:country-complex="SA" style:font-weight-complex="bold"/>
    </style:style>
    <style:style style:name="Table_20_Style_20_2" style:display-name="Table Style 2" style:family="paragraph" style:default-outline-level="">
      <style:paragraph-properties fo:text-align="start" style:justify-single-word="false" fo:orphans="2" fo:widows="2" style:writing-mode="lr-tb"/>
      <style:text-properties fo:color="#000000" style:font-name="Helvetica Neue" fo:font-family="'Helvetica Neue'" style:font-family-generic="roman" style:font-pitch="variable" fo:font-size="11pt" fo:language="en" fo:country="US" style:letter-kerning="false" style:font-name-asian="Helvetica Neue1" style:font-family-asian="'Helvetica Neue'" style:font-family-generic-asian="system" style:font-pitch-asian="variable" style:font-size-asian="11pt" style:language-asian="zh" style:country-asian="CN" style:font-name-complex="Helvetica Neue1" style:font-family-complex="'Helvetica Neue'" style:font-family-generic-complex="system" style:font-pitch-complex="variable" style:font-size-complex="10pt" style:language-complex="ar" style:country-complex="SA"/>
    </style:style>
    <style:style style:name="caption" style:family="paragraph" style:parent-style-name="Standard" style:next-style-name="Standard" style:default-outline-level="">
      <style:paragraph-properties fo:margin-top="0in" fo:margin-bottom="0.139in" loext:contextual-spacing="false"/>
      <style:text-properties fo:color="#44546a" style:font-name="Calibri" fo:font-family="Calibri" style:font-family-generic="roman" style:font-pitch="variable" fo:font-size="9pt" fo:language="en" fo:country="US" fo:font-style="italic" style:font-name-asian="Calibri1" style:font-family-asian="Calibri" style:font-family-generic-asian="system" style:font-pitch-asian="variable" style:font-size-asian="9pt" style:font-style-asian="italic" style:font-name-complex="Times New Roman1" style:font-family-complex="'Times New Roman'" style:font-family-generic-complex="system" style:font-pitch-complex="variable" style:font-size-complex="9pt" style:font-style-complex="italic"/>
    </style:style>
    <style:style style:name="table_20_of_20_figures" style:display-name="table of figures" style:family="paragraph" style:parent-style-name="Standard" style:next-style-name="Standard" style:default-outline-level=""/>
    <style:style style:name="Text" style:family="paragraph" style:parent-style-name="Standard" style:default-outline-level="" style:class="extra">
      <style:paragraph-properties fo:margin-left="0in" fo:margin-right="0in" fo:line-height="105%" fo:orphans="0" fo:widows="0" fo:text-indent="0.1402in" style:auto-text-indent="false"/>
      <style:text-properties fo:font-size="10pt" fo:language="en" fo:country="US" style:font-name-asian="宋体1" style:font-family-asian="宋体" style:font-family-generic-asian="system" style:font-pitch-asian="variable" style:font-size-asian="10pt"/>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1pt" fo:language="en" fo:country="GB" style:letter-kerning="false" style:font-name-asian="宋体1" style:font-family-asian="宋体"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Header" style:display-name="Table Header" style:family="paragraph" style:default-outline-level="">
      <style:paragraph-properties fo:margin-top="0.0555in" fo:margin-bottom="0.0555in" loext:contextual-spacing="false" fo:text-align="start" style:justify-single-word="false" fo:orphans="2" fo:widows="2" style:writing-mode="lr-tb"/>
      <style:text-properties style:use-window-font-color="true" style:font-name="Arial Bold" fo:font-family="'Arial Bold'" style:font-family-generic="roman" style:font-pitch="variable" fo:font-size="8pt" fo:language="en" fo:country="US" fo:font-weight="bold" style:letter-kerning="false" style:font-name-asian="MS Mincho" style:font-family-asian="'MS Mincho'" style:font-family-generic-asian="system" style:font-pitch-asian="variable" style:font-size-asian="8pt" style:language-asian="ar" style:country-asian="SA" style:font-weight-asian="bold" style:font-name-complex="Times New Roman1" style:font-family-complex="'Times New Roman'" style:font-family-generic-complex="system" style:font-pitch-complex="variable" style:font-size-complex="10pt" style:language-complex="ar" style:country-complex="SA" style:font-weight-complex="bold"/>
    </style:style>
    <style:style style:name="Table_20_Cell" style:display-name="Table Cell" style:family="paragraph" style:parent-style-name="Body" style:default-outline-level="">
      <style:paragraph-properties fo:margin-top="0.0555in" fo:margin-bottom="0.0555in" loext:contextual-spacing="false" fo:text-align="start" style:justify-single-word="false"/>
      <style:text-properties fo:font-size="8pt" style:font-name-asian="MS Mincho" style:font-family-asian="'MS Mincho'" style:font-family-generic-asian="system" style:font-pitch-asian="variable" style:font-size-asian="8pt" style:language-asian="ar" style:country-asian="SA"/>
    </style:style>
    <style:style style:name="Frame_20_contents" style:display-name="Frame contents" style:family="paragraph" style:parent-style-name="Standard" style:default-outline-level="" style:class="extra"/>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tandard_20__28_user_29_" style:display-name="Standard (user)" style:family="paragraph" style:default-outline-level="">
      <style:paragraph-properties fo:text-align="justify" style:justify-single-word="false" fo:orphans="2" fo:widows="2" fo:hyphenation-ladder-count="no-limit" style:vertical-align="baseline" style:writing-mode="lr-tb"/>
      <style:text-properties style:language-asian="en" style:country-asian="US" fo:hyphenate="false" fo:hyphenation-remain-char-count="2" fo:hyphenation-push-char-count="2"/>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标题_20_1_20_字符" style:display-name="标题 1 字符" style:family="text">
      <style:text-properties style:font-name="Arial" fo:font-family="Arial" style:font-family-generic="roman" style:font-pitch="variable" fo:font-size="16pt" style:text-underline-style="solid" style:text-underline-width="auto" style:text-underline-color="font-color" fo:font-weight="bold" style:font-size-asian="16pt" style:language-asian="en" style:country-asian="US" style:font-weight-asian="bold"/>
    </style:style>
    <style:style style:name="annotation_20_reference" style:display-name="annotation reference" style:family="text" style:parent-style-name="Default_20_Paragraph_20_Font">
      <style:text-properties fo:font-size="9pt" style:font-size-asian="9pt" style:font-size-complex="9pt"/>
    </style:style>
    <style:style style:name="Strong" style:family="text">
      <style:text-properties fo:font-weight="bold" style:font-weight-asian="bold" style:font-name-complex="Times New Roman1" style:font-family-complex="'Times New Roman'" style:font-family-generic-complex="system" style:font-pitch-complex="variable" style:font-weight-complex="bold"/>
    </style:style>
    <style:style style:name="st" style:family="text" style:parent-style-name="Default_20_Paragraph_20_Font"/>
    <style:style style:name="批注文字_20_字符" style:display-name="批注文字 字符" style:family="text" style:parent-style-name="Default_20_Paragraph_20_Font">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批注框文本_20_字符" style:display-name="批注框文本 字符" style:family="text" style:parent-style-name="Default_20_Paragraph_20_Font">
      <style:text-properties style:font-name="Segoe UI" fo:font-family="'Segoe UI'" style:font-family-generic="roman"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批注主题_20_字符" style:display-name="批注主题 字符" style:family="text" style:parent-style-name="批注文字_20_字符">
      <style:text-properties style:font-name="Calibri" fo:font-family="Calibri" style:font-family-generic="roman" style:font-pitch="variable" fo:font-size="11pt" fo:language="en" fo:country="US" fo:font-weight="bold"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2pt" style:font-weight-complex="bold"/>
    </style:style>
    <style:style style:name="标题_20_3_20_字符" style:display-name="标题 3 字符" style:family="text" style:parent-style-name="Default_20_Paragraph_20_Font">
      <style:text-properties style:font-name="Arial" fo:font-family="Arial" style:font-family-generic="roman" style:font-pitch="variable" fo:font-size="12pt" style:text-underline-style="solid" style:text-underline-width="auto" style:text-underline-color="font-color" fo:font-weight="bold" style:font-name-asian="宋体1" style:font-family-asian="宋体"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标题4_20_字符" style:display-name="标题4 字符" style:family="text" style:parent-style-name="标题_20_3_20_字符">
      <style:text-properties style:font-name="Arial" fo:font-family="Arial" style:font-family-generic="roman" style:font-pitch="variable" fo:font-size="10.5pt" style:text-underline-style="solid" style:text-underline-width="auto" style:text-underline-color="font-color" fo:font-weight="normal" style:font-name-asian="宋体1" style:font-family-asian="宋体" style:font-family-generic-asian="system" style:font-pitch-asian="variable" style:font-size-asian="10.5pt" style:language-asian="zh" style:country-asian="CN" style:font-weight-asian="normal" style:font-name-complex="Times New Roman1" style:font-family-complex="'Times New Roman'" style:font-family-generic-complex="system" style:font-pitch-complex="variable" style:font-size-complex="16pt" style:font-weight-complex="bold"/>
    </style:style>
    <style:style style:name="标题_20_4_20_字符" style:display-name="标题 4 字符" style:family="text" style:parent-style-name="Default_20_Paragraph_20_Font">
      <style:text-properties style:font-name="Calibri Light" fo:font-family="'Calibri Light'" style:font-family-generic="roman" style:font-pitch="variable" fo:font-size="14pt" fo:font-weight="bold" style:font-name-asian="宋体1" style:font-family-asian="宋体"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font-weight-complex="bold"/>
    </style:style>
    <style:style style:name="标题_20_字符" style:display-name="标题 字符" style:family="text" style:parent-style-name="Default_20_Paragraph_20_Font">
      <style:text-properties style:font-name="Calibri Light" fo:font-family="'Calibri Light'" style:font-family-generic="roman" style:font-pitch="variable" fo:font-size="16pt" style:text-underline-style="solid" style:text-underline-width="auto" style:text-underline-color="font-color" fo:font-weight="bold" style:font-name-asian="宋体1" style:font-family-asian="宋体"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脚注文本_20_字符" style:display-name="脚注文本 字符" style:family="text" style:parent-style-name="Default_20_Paragraph_20_Font">
      <style:text-properties fo:language="en" fo:country="US" style:font-name-asian="Arial Unicode MS" style:font-family-asian="'Arial Unicode MS'" style:font-family-generic-asian="system" style:font-pitch-asian="variable" style:language-asian="en" style:country-asian="US"/>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标题_20_2_20_字符" style:display-name="标题 2 字符" style:family="text" style:parent-style-name="Default_20_Paragraph_20_Font">
      <style:text-properties style:font-name="Arial" fo:font-family="Arial" style:font-family-generic="roman" style:font-pitch="variable" fo:font-size="14pt" style:text-underline-style="solid" style:text-underline-width="auto" style:text-underline-color="font-color" style:font-name-asian="宋体1" style:font-family-asian="宋体"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6pt" style:font-weight-complex="bold"/>
    </style:style>
    <style:style style:name="列出段落_20_字符" style:display-name="列出段落 字符" style:family="text">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954f72" style:text-underline-style="solid" style:text-underline-width="auto" style:text-underline-color="font-color"/>
    </style:style>
    <style:style style:name="标题_20_5_20_字符" style:display-name="标题 5 字符" style:family="text" style:parent-style-name="Default_20_Paragraph_20_Font">
      <style:text-properties fo:color="#2e74b5" style:font-name="Calibri Light" fo:font-family="'Calibri Light'" style:font-family-generic="roman" style:font-pitch="variable" fo:font-size="11pt" style:font-name-asian="宋体1" style:font-family-asian="宋体"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标题_20_6_20_字符" style:display-name="标题 6 字符" style:family="text" style:parent-style-name="Default_20_Paragraph_20_Font">
      <style:text-properties fo:color="#1f4d78" style:font-name="Calibri Light" fo:font-family="'Calibri Light'" style:font-family-generic="roman" style:font-pitch="variable" fo:font-size="11pt" style:font-name-asian="宋体1" style:font-family-asian="宋体"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标题_20_7_20_字符" style:display-name="标题 7 字符" style:family="text" style:parent-style-name="Default_20_Paragraph_20_Font">
      <style:text-properties fo:color="#1f4d78" style:font-name="Calibri Light" fo:font-family="'Calibri Light'" style:font-family-generic="roman" style:font-pitch="variable" fo:font-size="11pt" fo:font-style="italic" style:font-name-asian="宋体1" style:font-family-asian="宋体"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tyle-complex="italic"/>
    </style:style>
    <style:style style:name="标题_20_8_20_字符" style:display-name="标题 8 字符" style:family="text" style:parent-style-name="Default_20_Paragraph_20_Font">
      <style:text-properties fo:color="#272727" style:font-name="Calibri Light" fo:font-family="'Calibri Light'" style:font-family-generic="roman" style:font-pitch="variable" fo:font-size="10.5pt" style:font-name-asian="宋体1" style:font-family-asian="宋体"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style>
    <style:style style:name="标题_20_9_20_字符" style:display-name="标题 9 字符" style:family="text" style:parent-style-name="Default_20_Paragraph_20_Font">
      <style:text-properties fo:color="#272727" style:font-name="Calibri Light" fo:font-family="'Calibri Light'" style:font-family-generic="roman" style:font-pitch="variable" fo:font-size="10.5pt" fo:font-style="italic" style:font-name-asian="宋体1" style:font-family-asian="宋体" style:font-family-generic-asian="system" style:font-pitch-asian="variable" style:font-size-asian="10.5pt" style:language-asian="en" style:country-asian="US" style:font-style-asian="italic" style:font-name-complex="Times New Roman1" style:font-family-complex="'Times New Roman'" style:font-family-generic-complex="system" style:font-pitch-complex="variable" style:font-size-complex="10.5pt" style:font-style-complex="italic"/>
    </style:style>
    <style:style style:name="line_20_number" style:display-name="line number" style:family="text" style:parent-style-name="Default_20_Paragraph_20_Font"/>
    <style:style style:name="texhtml" style:family="text" style:parent-style-name="Default_20_Paragraph_20_Font"/>
    <style:style style:name="ListLabel_20_1" style:display-name="ListLabel 1" style:family="text">
      <style:text-properties fo:font-variant="normal" fo:text-transform="none" style:text-outline="false" style:text-line-through-style="none" style:text-line-through-type="none" style:text-position="0% 100%" fo:font-size="11pt" fo:letter-spacing="normal" style:letter-kerning="false" style:font-size-asian="11pt"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font-size="11pt" fo:letter-spacing="normal" style:letter-kerning="false" style:font-size-asian="11pt"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font-size="11pt" fo:letter-spacing="normal" style:letter-kerning="false" style:font-size-asian="11pt"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font-size="11pt" fo:letter-spacing="normal" style:letter-kerning="false" style:font-size-asian="11pt"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font-size="11pt" fo:letter-spacing="normal" style:letter-kerning="false" style:font-size-asian="11pt"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font-size="11pt" fo:letter-spacing="normal" style:letter-kerning="false" style:font-size-asian="11pt"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font-size="11pt" fo:letter-spacing="normal" style:letter-kerning="false" style:font-size-asian="11pt"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font-size="11pt" fo:letter-spacing="normal" style:letter-kerning="false" style:font-size-asian="11pt"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font-size="11pt" fo:letter-spacing="normal" style:letter-kerning="false" style:font-size-asian="11pt"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1pt" fo:letter-spacing="normal" fo:font-weight="bold" style:letter-kerning="false" style:font-size-asian="11pt" style:font-weight-asian="bold"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font-size="11pt" fo:letter-spacing="normal" style:letter-kerning="false" style:font-size-asian="11pt"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font-size="11pt" fo:letter-spacing="normal" style:letter-kerning="false" style:font-size-asian="11pt"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font-size="11pt" fo:letter-spacing="normal" style:letter-kerning="false" style:font-size-asian="11pt"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font-size="11pt" fo:letter-spacing="normal" style:letter-kerning="false" style:font-size-asian="11pt"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font-size="11pt" fo:letter-spacing="normal" style:letter-kerning="false" style:font-size-asian="11pt"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font-size="11pt" fo:letter-spacing="normal" style:letter-kerning="false" style:font-size-asian="11pt"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font-size="11pt" fo:letter-spacing="normal" style:letter-kerning="false" style:font-size-asian="11pt"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font-size="11pt" fo:letter-spacing="normal" style:letter-kerning="false" style:font-size-asian="11pt" style:text-scale="100%" style:font-relief="non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fo:language="en" fo:country="US"/>
    </style:style>
    <style:style style:name="ListLabel_20_35" style:display-name="ListLabel 35"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36" style:display-name="ListLabel 36" style:family="text">
      <style:text-properties fo:language="en" fo:country="US"/>
    </style:style>
    <style:style style:name="ListLabel_20_37" style:display-name="ListLabel 37"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38" style:display-name="ListLabel 38" style:family="text">
      <style:text-properties fo:language="en" fo:country="US"/>
    </style:style>
    <style:style style:name="ListLabel_20_39" style:display-name="ListLabel 39"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40" style:display-name="ListLabel 40" style:family="text">
      <style:text-properties fo:language="en" fo:country="US"/>
    </style:style>
    <style:style style:name="ListLabel_20_41" style:display-name="ListLabel 41"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42" style:display-name="ListLabel 42" style:family="text">
      <style:text-properties fo:language="en" fo:country="US"/>
    </style:style>
    <style:style style:name="ListLabel_20_43" style:display-name="ListLabel 43"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44" style:display-name="ListLabel 44" style:family="text">
      <style:text-properties fo:language="en" fo:country="US"/>
    </style:style>
    <style:style style:name="ListLabel_20_45" style:display-name="ListLabel 45"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46" style:display-name="ListLabel 46" style:family="text">
      <style:text-properties fo:language="en" fo:country="US"/>
    </style:style>
    <style:style style:name="ListLabel_20_47" style:display-name="ListLabel 47"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fo:language="en" fo:country="US"/>
    </style:style>
    <style:style style:name="ListLabel_20_52" style:display-name="ListLabel 52"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53" style:display-name="ListLabel 53" style:family="text">
      <style:text-properties fo:language="en" fo:country="US"/>
    </style:style>
    <style:style style:name="ListLabel_20_54" style:display-name="ListLabel 54"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55" style:display-name="ListLabel 55" style:family="text">
      <style:text-properties fo:language="en" fo:country="US"/>
    </style:style>
    <style:style style:name="ListLabel_20_56" style:display-name="ListLabel 56"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57" style:display-name="ListLabel 57" style:family="text">
      <style:text-properties style:font-name="Helvetica Neue" fo:font-family="'Helvetica Neue'" style:font-family-generic="roman" style:font-pitch="variable" fo:font-size="10.5pt" style:font-size-asian="10.5pt" style:font-size-complex="10.5pt"/>
    </style:style>
    <style:style style:name="ListLabel_20_58" style:display-name="ListLabel 58" style:family="text">
      <style:text-properties fo:font-weight="bold" style:language-asian="zh" style:country-asian="CN" style:font-weight-asian="bold"/>
    </style:style>
    <style:style style:name="ListLabel_20_59" style:display-name="ListLabel 59" style:family="text">
      <style:text-properties fo:language="en" fo:country="US" fo:font-weight="bold" style:language-asian="zh" style:country-asian="CN" style:font-weight-asian="bold"/>
    </style:style>
    <style:style style:name="ListLabel_20_60" style:display-name="ListLabel 60" style:family="text">
      <style:text-properties style:language-asian="zh" style:country-asian="CN"/>
    </style:style>
    <style:style style:name="Index_20_Link" style:display-name="Index Link" style:family="text"/>
    <style:style style:name="Line_20_numbering" style:display-name="Line numbering" style:family="text"/>
    <style:style style:name="Endnote_20_anchor" style:display-name="Endnote anchor" style:family="text">
      <style:text-properties style:text-position="super 58%"/>
    </style:style>
    <style:style style:name="Endnote_20_Symbol" style:display-name="Endnote Symbol" style:family="text"/>
    <style:style style:name="ListLabel_20_61" style:display-name="ListLabel 61" style:family="text">
      <style:text-properties fo:language="en" fo:country="US"/>
    </style:style>
    <style:style style:name="ListLabel_20_62" style:display-name="ListLabel 62"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63" style:display-name="ListLabel 63" style:family="text">
      <style:text-properties fo:language="en" fo:country="US"/>
    </style:style>
    <style:style style:name="ListLabel_20_64" style:display-name="ListLabel 64"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65" style:display-name="ListLabel 65" style:family="text">
      <style:text-properties fo:language="en" fo:country="US"/>
    </style:style>
    <style:style style:name="ListLabel_20_66" style:display-name="ListLabel 66"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67" style:display-name="ListLabel 67" style:family="text">
      <style:text-properties fo:language="en" fo:country="US"/>
    </style:style>
    <style:style style:name="ListLabel_20_68" style:display-name="ListLabel 68"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Numbering_20_Symbols" style:display-name="Numbering Symbols" style:family="text"/>
    <style:style style:name="SC.11.233478" style:family="text">
      <style:text-properties fo:color="#000000" fo:font-size="10pt" style:font-size-asian="10pt" style:font-size-complex="10pt"/>
    </style:style>
    <style:style style:name="Balloon_20_Text_20_Char" style:display-name="Balloon Text Char" style:family="text">
      <style:text-properties style:font-name="Segoe UI" fo:font-family="'Segoe UI'" style:font-family-generic="roman" style:font-pitch="variable" fo:font-size="9pt" fo:language="en" fo:country="GB" style:font-name-asian="Segoe UI1" style:font-family-asian="'Segoe UI'" style:font-family-generic-asian="system" style:font-pitch-asian="variable" style:font-size-asian="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65" style:num-format="1">
        <style:list-level-properties text:list-level-position-and-space-mode="label-alignment">
          <style:list-level-label-alignment text:label-followed-by="listtab" text:list-tab-stop-position="0.25in" fo:text-indent="-0.3in" fo:margin-left="0.55in"/>
        </style:list-level-properties>
      </text:outline-level-style>
      <text:outline-level-style text:level="2" text:style-name="ListLabel_20_66" style:num-format="1" text:display-levels="2">
        <style:list-level-properties text:list-level-position-and-space-mode="label-alignment">
          <style:list-level-label-alignment text:label-followed-by="listtab" text:list-tab-stop-position="0.25in" fo:text-indent="-0.4in" fo:margin-left="0.65in"/>
        </style:list-level-properties>
      </text:outline-level-style>
      <text:outline-level-style text:level="3" style:num-format="1" text:display-levels="3">
        <style:list-level-properties text:list-level-position-and-space-mode="label-alignment">
          <style:list-level-label-alignment text:label-followed-by="listtab" text:list-tab-stop-position="0.25in" fo:text-indent="-0.2992in" fo:margin-left="0.5492in"/>
        </style:list-level-properties>
      </text:outline-level-style>
      <text:outline-level-style text:level="4" style:num-format="1" text:display-levels="4">
        <style:list-level-properties text:list-level-position-and-space-mode="label-alignment">
          <style:list-level-label-alignment text:label-followed-by="listtab" text:list-tab-stop-position="0.25in" fo:text-indent="-0.6in" fo:margin-left="0.85in"/>
        </style:list-level-properties>
      </text:outline-level-style>
      <text:outline-level-style text:level="5" style:num-format="1" text:display-levels="5">
        <style:list-level-properties text:list-level-position-and-space-mode="label-alignment">
          <style:list-level-label-alignment text:label-followed-by="listtab" text:list-tab-stop-position="0.25in" fo:text-indent="-0.7in" fo:margin-left="0.95in"/>
        </style:list-level-properties>
      </text:outline-level-style>
      <text:outline-level-style text:level="6" style:num-format="1" text:display-levels="6">
        <style:list-level-properties text:list-level-position-and-space-mode="label-alignment">
          <style:list-level-label-alignment text:label-followed-by="listtab" text:list-tab-stop-position="0.25in" fo:text-indent="-0.8in" fo:margin-left="1.05in"/>
        </style:list-level-properties>
      </text:outline-level-style>
      <text:outline-level-style text:level="7" style:num-format="1" text:display-levels="7">
        <style:list-level-properties text:list-level-position-and-space-mode="label-alignment">
          <style:list-level-label-alignment text:label-followed-by="listtab" text:list-tab-stop-position="0.25in" fo:text-indent="-0.9in" fo:margin-left="1.15in"/>
        </style:list-level-properties>
      </text:outline-level-style>
      <text:outline-level-style text:level="8" style:num-format="1" text:display-levels="8">
        <style:list-level-properties text:list-level-position-and-space-mode="label-alignment">
          <style:list-level-label-alignment text:label-followed-by="listtab" text:list-tab-stop-position="0.25in" fo:text-indent="-1in" fo:margin-left="1.25in"/>
        </style:list-level-properties>
      </text:outline-level-style>
      <text:outline-level-style text:level="9" style:num-format="1" text:display-levels="9">
        <style:list-level-properties text:list-level-position-and-space-mode="label-alignment">
          <style:list-level-label-alignment text:label-followed-by="listtab" text:list-tab-stop-position="0.25in" fo:text-indent="-1.1in" fo:margin-left="1.35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65" style:num-format="1">
        <style:list-level-properties text:list-level-position-and-space-mode="label-alignment">
          <style:list-level-label-alignment text:label-followed-by="listtab" text:list-tab-stop-position="0.25in" fo:text-indent="-0.3in" fo:margin-left="0.55in"/>
        </style:list-level-properties>
      </text:list-level-style-number>
      <text:list-level-style-number text:level="2" text:style-name="ListLabel_20_66" style:num-format="1" text:display-levels="2">
        <style:list-level-properties text:list-level-position-and-space-mode="label-alignment">
          <style:list-level-label-alignment text:label-followed-by="listtab" text:list-tab-stop-position="0.2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25in" fo:text-indent="-0.2992in" fo:margin-left="0.5492in"/>
        </style:list-level-properties>
      </text:list-level-style-number>
      <text:list-level-style-number text:level="4" style:num-format="1" text:display-levels="4">
        <style:list-level-properties text:list-level-position-and-space-mode="label-alignment">
          <style:list-level-label-alignment text:label-followed-by="listtab" text:list-tab-stop-position="0.2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2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0.2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0.2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0.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0.2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67" style:num-format="1">
        <style:list-level-properties text:list-level-position-and-space-mode="label-alignment">
          <style:list-level-label-alignment text:label-followed-by="listtab" text:list-tab-stop-position="0.25in" fo:text-indent="-0.3in" fo:margin-left="0.55in"/>
        </style:list-level-properties>
      </text:list-level-style-number>
      <text:list-level-style-number text:level="2" text:style-name="ListLabel_20_68" style:num-format="1" text:display-levels="2">
        <style:list-level-properties text:list-level-position-and-space-mode="label-alignment">
          <style:list-level-label-alignment text:label-followed-by="listtab" text:list-tab-stop-position="0.2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25in" fo:text-indent="-0.2992in" fo:margin-left="0.5492in"/>
        </style:list-level-properties>
      </text:list-level-style-number>
      <text:list-level-style-number text:level="4" style:num-format="1" text:display-levels="4">
        <style:list-level-properties text:list-level-position-and-space-mode="label-alignment">
          <style:list-level-label-alignment text:label-followed-by="listtab" text:list-tab-stop-position="0.2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2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0.2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0.2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0.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0.2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 style:position="9in" style:type="right"/>
        </style:tab-stops>
      </style:paragraph-properties>
    </style:style>
    <style:style style:name="MP2" style:family="paragraph" style:parent-style-name="Footer">
      <style:paragraph-properties>
        <style:tab-stops>
          <style:tab-stop style:position="3.25in" style:type="center"/>
          <style:tab-stop style:position="6.5in" style:type="right"/>
          <style:tab-stop style:position="9in" style:type="right"/>
        </style:tab-stops>
      </style:paragraph-properties>
    </style:style>
    <style:style style:name="MT1" style:family="text">
      <style:text-properties officeooo:rsid="003ca246" style:language-asian="zh" style:country-asian="CN"/>
    </style:style>
    <style:style style:name="MT2" style:family="text">
      <style:text-properties style:language-asian="zh" style:country-asian="CN"/>
    </style:style>
    <style:style style:name="MT3" style:family="text">
      <style:text-properties officeooo:rsid="0022cd7b"/>
    </style:style>
    <style:page-layout style:name="Mpm1">
      <style:page-layout-properties fo:page-width="8.5in" fo:page-height="11in" style:num-format="1" style:print-orientation="portrait" fo:margin-top="0.3in" fo:margin-bottom="0.3in" fo:margin-left="1.25in" fo:margin-right="1.25in" style:writing-mode="lr-tb" style:layout-grid-color="#c0c0c0" style:layout-grid-lines="43" style:layout-grid-base-height="0.207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in" fo:margin-left="0in" fo:margin-right="0in" fo:margin-bottom="0.6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MP1"><text:span text:style-name="MT1">Nov</text:span><text:span text:style-name="MT2"> 2019</text:span><text:tab/><text:tab/>doc.:IEEE 8<text:span text:style-name="MT3">0</text:span>2.11-19/<text:span text:style-name="MT3">1442r9</text:span></text:p>
      </style:header>
      <style:footer>
        <text:p text:style-name="MP2">Submission<text:tab/>page <text:page-number text:select-page="current">14</text:page-number><text:tab/>Amelia Andersdotter, ARTICLE19</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20:08:00</meta:creation-date>
    <meta:initial-creator>Dorothy Stanley</meta:initial-creator>
    <meta:keyword>September</meta:keyword>
    <meta:keyword>2018</meta:keyword>
    <meta:keyword>CTPClassification=CTP_NT</meta:keyword>
    <dc:language>sv-SE</dc:language>
    <dc:creator>Amelia Andersdotter</dc:creator>
    <meta:print-date>2018-04-19T16:21:00</meta:print-date>
    <dc:date>2019-11-15T00:57:20.410598581</dc:date>
    <meta:editing-cycles>29</meta:editing-cycles>
    <dc:subject>Submission</dc:subject>
    <dc:title>doc.: IEEE 802.11-18/1563r0</dc:title>
    <meta:editing-duration>P3DT5H11M29S</meta:editing-duration>
    <meta:generator>LibreOffice/6.2.8.2$Linux_X86_64 LibreOffice_project/20$Build-2</meta:generator>
    <meta:document-statistic meta:table-count="2" meta:image-count="0" meta:object-count="0" meta:page-count="14" meta:paragraph-count="228" meta:word-count="4888" meta:character-count="30624" meta:non-whitespace-character-count="25941"/>
    <meta:user-defined meta:name="AppVersion">16.0000</meta:user-defined>
    <meta:user-defined meta:name="CTPClassification">CTP_NT</meta:user-defined>
    <meta:user-defined meta:name="CTP_BU">NA</meta:user-defined>
    <meta:user-defined meta:name="CTP_IDSID">NA</meta:user-defined>
    <meta:user-defined meta:name="CTP_TimeStamp" meta:value-type="string">2019-03-12 16:05:04Z</meta:user-defined>
    <meta:user-defined meta:name="CTP_WWID" meta:value-type="string">NA</meta:user-defined>
    <meta:user-defined meta:name="Company" meta:value-type="string">HP Enterpris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TitusGUID" meta:value-type="string">8cf5e413-88f0-443e-b41a-cb508a9e9112</meta:user-defined>
    <meta:template xlink:type="simple" xlink:actuate="onRequest" xlink:title="802-11-Submission-Portrait.dot" xlink:href=""/>
  </office:meta>
</office:document-meta>
</file>